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Helvetica" svg:font-family="Helvetica"/>
    <style:font-face style:name="sans-serif" svg:font-family="sans-serif"/>
    <style:font-face style:name="serif" svg:font-family="serif"/>
    <style:font-face style:name="FreeSans2" svg:font-family="FreeSans" style:font-family-generic="swiss"/>
    <style:font-face style:name="Ubuntu" svg:font-family="Ubuntu" style:font-family-generic="swiss"/>
    <style:font-face style:name="FreeSans1" svg:font-family="FreeSans" style:font-pitch="variable"/>
    <style:font-face style:name="Helvetica1" svg:font-family="Helvetica" style:font-pitch="variable"/>
    <style:font-face style:name="Liberation Serif2"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Times New Roman"/>
    </style:style>
    <style:style style:name="P3" style:family="paragraph" style:parent-style-name="Standard">
      <style:paragraph-properties fo:line-height="200%"/>
    </style:style>
    <style:style style:name="P4" style:family="paragraph" style:parent-style-name="Standard">
      <style:paragraph-properties fo:line-height="100%"/>
    </style:style>
    <style:style style:name="P5" style:family="paragraph" style:parent-style-name="Standard">
      <style:text-properties officeooo:paragraph-rsid="0026482b"/>
    </style:style>
    <style:style style:name="P6" style:family="paragraph" style:parent-style-name="Standard">
      <style:paragraph-properties fo:line-height="200%"/>
      <style:text-properties fo:color="#000000" style:font-name="Times New Roman" fo:font-size="12pt" fo:language="en" fo:country="US" fo:font-weight="normal" officeooo:rsid="0014c9c5" officeooo:paragraph-rsid="005a5042" style:font-size-asian="10.5pt" style:font-weight-asian="normal" style:font-size-complex="12pt" style:font-weight-complex="normal"/>
    </style:style>
    <style:style style:name="P7" style:family="paragraph" style:parent-style-name="Standard">
      <style:paragraph-properties fo:line-height="200%"/>
      <style:text-properties fo:color="#000000" style:text-position="0% 100%" style:font-name="Times New Roman" fo:font-size="12pt" fo:language="en" fo:country="US" fo:font-weight="normal" style:font-size-asian="12pt" style:font-weight-asian="normal" style:font-weight-complex="normal"/>
    </style:style>
    <style:style style:name="P8" style:family="paragraph" style:parent-style-name="Standard">
      <style:paragraph-properties fo:line-height="200%"/>
      <style:text-properties fo:color="#000000" style:text-position="0% 100%" style:font-name="Times New Roman" fo:font-size="12pt" fo:language="en" fo:country="US" fo:font-weight="normal" officeooo:paragraph-rsid="0009bb73" style:font-size-asian="12pt" style:font-weight-asian="normal" style:font-weight-complex="normal"/>
    </style:style>
    <style:style style:name="P9" style:family="paragraph" style:parent-style-name="Standard">
      <style:text-properties fo:color="#000000" style:font-name="Times New Roman"/>
    </style:style>
    <style:style style:name="P10" style:family="paragraph" style:parent-style-name="Standard">
      <style:paragraph-properties fo:line-height="200%"/>
      <style:text-properties fo:color="#000000" style:font-name="Times New Roman" fo:language="en" fo:country="US"/>
    </style:style>
    <style:style style:name="P11" style:family="paragraph" style:parent-style-name="Standard">
      <style:paragraph-properties fo:line-height="200%"/>
      <style:text-properties fo:color="#000000" style:font-name="Times New Roman" fo:language="en" fo:country="US" fo:font-style="italic" fo:font-weight="bold" style:font-style-asian="italic" style:font-weight-asian="bold" style:font-style-complex="italic" style:font-weight-complex="bold"/>
    </style:style>
    <style:style style:name="P12" style:family="paragraph" style:parent-style-name="Standard">
      <style:paragraph-properties fo:line-height="200%"/>
      <style:text-properties fo:color="#000000" style:font-name="Times New Roman" fo:language="en" fo:country="US" fo:font-style="italic" fo:font-weight="bold" officeooo:rsid="004c9f3d" officeooo:paragraph-rsid="004c9f3d" style:font-style-asian="italic" style:font-weight-asian="bold" style:font-style-complex="italic" style:font-weight-complex="bold"/>
    </style:style>
    <style:style style:name="P13" style:family="paragraph" style:parent-style-name="Standard">
      <style:paragraph-properties fo:line-height="200%"/>
      <style:text-properties fo:color="#000000" style:font-name="Times New Roman" fo:language="en" fo:country="US" fo:font-style="italic" fo:font-weight="bold" officeooo:rsid="001d02d1" officeooo:paragraph-rsid="001d02d1" style:font-style-asian="italic" style:font-weight-asian="bold" style:font-style-complex="italic" style:font-weight-complex="bold"/>
    </style:style>
    <style:style style:name="P14" style:family="paragraph" style:parent-style-name="Standard">
      <style:paragraph-properties fo:line-height="200%"/>
      <style:text-properties fo:color="#000000" style:font-name="Times New Roman" fo:language="en" fo:country="US" fo:font-style="normal" style:text-underline-style="none" fo:font-weight="normal" officeooo:rsid="014e52a7" officeooo:paragraph-rsid="0026482b" style:font-style-asian="normal" style:font-weight-asian="normal" style:font-style-complex="normal" style:font-weight-complex="normal"/>
    </style:style>
    <style:style style:name="P15" style:family="paragraph" style:parent-style-name="Standard">
      <style:paragraph-properties fo:line-height="200%"/>
      <style:text-properties fo:color="#000000" style:font-name="Times New Roman" fo:language="en" fo:country="US" fo:font-style="normal" style:text-underline-style="none" fo:font-weight="normal" officeooo:rsid="0026482b" officeooo:paragraph-rsid="0026482b" style:font-style-asian="normal" style:font-weight-asian="normal" style:font-style-complex="normal" style:font-weight-complex="normal"/>
    </style:style>
    <style:style style:name="P16" style:family="paragraph" style:parent-style-name="Standard">
      <style:paragraph-properties fo:line-height="200%"/>
      <style:text-properties fo:color="#000000" style:font-name="Times New Roman"/>
    </style:style>
    <style:style style:name="P17" style:family="paragraph" style:parent-style-name="Standard">
      <style:paragraph-properties fo:line-height="200%"/>
      <style:text-properties fo:color="#000000" style:font-name="Times New Roman" fo:font-size="12pt" fo:language="en" fo:country="US" fo:font-style="italic" fo:font-weight="bold" officeooo:rsid="00123ab9" officeooo:paragraph-rsid="00123ab9" style:font-size-asian="10.5pt" style:font-style-asian="italic" style:font-weight-asian="bold" style:font-size-complex="12pt" style:font-style-complex="italic" style:font-weight-complex="bold"/>
    </style:style>
    <style:style style:name="P18" style:family="paragraph" style:parent-style-name="Standard">
      <style:paragraph-properties fo:line-height="200%"/>
      <style:text-properties fo:color="#000000" style:font-name="Times New Roman" fo:font-size="12pt" fo:language="en" fo:country="US" fo:font-style="italic" fo:font-weight="bold" officeooo:rsid="0020c959" officeooo:paragraph-rsid="0020c959" style:font-size-asian="10.5pt" style:font-style-asian="italic" style:font-weight-asian="bold" style:font-size-complex="12pt" style:font-style-complex="italic" style:font-weight-complex="bold"/>
    </style:style>
    <style:style style:name="P19" style:family="paragraph" style:parent-style-name="Standard">
      <style:paragraph-properties fo:line-height="200%"/>
      <style:text-properties fo:color="#000000" style:font-name="Times New Roman" fo:font-size="12pt" fo:language="en" fo:country="US" fo:font-style="italic" fo:font-weight="bold" officeooo:rsid="00183714" officeooo:paragraph-rsid="00183714" style:font-size-asian="10.5pt" style:font-style-asian="italic" style:font-weight-asian="bold" style:font-size-complex="12pt" style:font-style-complex="italic" style:font-weight-complex="bold"/>
    </style:style>
    <style:style style:name="P20" style:family="paragraph" style:parent-style-name="Standard">
      <style:paragraph-properties fo:line-height="200%"/>
      <style:text-properties fo:color="#000000" style:font-name="Times New Roman" fo:font-size="12pt" fo:language="en" fo:country="US" fo:font-style="italic" fo:font-weight="bold" officeooo:rsid="00335cde" officeooo:paragraph-rsid="00335cde" style:font-size-asian="10.5pt" style:font-style-asian="italic" style:font-weight-asian="bold" style:font-size-complex="12pt" style:font-style-complex="italic" style:font-weight-complex="bold"/>
    </style:style>
    <style:style style:name="P21" style:family="paragraph" style:parent-style-name="Standard">
      <style:paragraph-properties fo:line-height="200%"/>
      <style:text-properties fo:color="#000000" style:font-name="Times New Roman" fo:font-size="12pt" fo:language="en" fo:country="US" fo:font-weight="normal" officeooo:rsid="00123ab9" officeooo:paragraph-rsid="00123ab9" style:font-size-asian="10.5pt" style:font-weight-asian="normal" style:font-size-complex="12pt" style:font-weight-complex="normal"/>
    </style:style>
    <style:style style:name="P22" style:family="paragraph" style:parent-style-name="Standard">
      <style:paragraph-properties fo:line-height="200%"/>
      <style:text-properties fo:color="#000000" style:font-name="Times New Roman" fo:font-size="12pt" fo:language="en" fo:country="US" fo:font-weight="normal" officeooo:rsid="00134f5d" officeooo:paragraph-rsid="00310792" style:font-size-asian="10.5pt" style:font-weight-asian="normal" style:font-size-complex="12pt" style:font-weight-complex="normal"/>
    </style:style>
    <style:style style:name="P23" style:family="paragraph" style:parent-style-name="Standard">
      <style:paragraph-properties fo:line-height="200%"/>
      <style:text-properties fo:color="#000000" style:font-name="Times New Roman" fo:font-size="12pt" fo:language="en" fo:country="US" fo:font-weight="normal" officeooo:rsid="0014c9c5" officeooo:paragraph-rsid="00310792" style:font-size-asian="10.5pt" style:font-weight-asian="normal" style:font-size-complex="12pt" style:font-weight-complex="normal"/>
    </style:style>
    <style:style style:name="P24" style:family="paragraph" style:parent-style-name="Standard">
      <style:paragraph-properties fo:line-height="200%"/>
      <style:text-properties fo:color="#000000" style:font-name="Times New Roman" fo:font-size="12pt" fo:language="en" fo:country="US" fo:font-weight="normal" officeooo:rsid="0014c9c5" officeooo:paragraph-rsid="002091ed" style:font-size-asian="10.5pt" style:font-weight-asian="normal" style:font-size-complex="12pt" style:font-weight-complex="normal"/>
    </style:style>
    <style:style style:name="P25" style:family="paragraph" style:parent-style-name="Standard">
      <style:paragraph-properties fo:line-height="200%"/>
      <style:text-properties fo:color="#000000" style:font-name="Times New Roman" fo:font-size="12pt" fo:language="en" fo:country="US" fo:font-weight="normal" officeooo:rsid="00311999" officeooo:paragraph-rsid="0060d162" style:font-size-asian="10.5pt" style:font-weight-asian="normal" style:font-size-complex="12pt" style:font-weight-complex="normal"/>
    </style:style>
    <style:style style:name="P26" style:family="paragraph" style:parent-style-name="Standard">
      <style:paragraph-properties fo:line-height="200%"/>
      <style:text-properties fo:color="#000000" style:font-name="Times New Roman" fo:font-size="12pt" fo:language="en" fo:country="US" fo:font-weight="normal" officeooo:rsid="001c8134" officeooo:paragraph-rsid="00310792" style:font-size-asian="10.5pt" style:font-weight-asian="normal" style:font-size-complex="12pt" style:font-weight-complex="normal"/>
    </style:style>
    <style:style style:name="P27" style:family="paragraph" style:parent-style-name="Standard">
      <style:paragraph-properties fo:line-height="200%"/>
      <style:text-properties fo:color="#000000" style:font-name="Times New Roman" fo:font-size="12pt" fo:language="en" fo:country="US" fo:font-weight="normal" officeooo:rsid="00335cde" officeooo:paragraph-rsid="00335cde" style:font-size-asian="10.5pt" style:font-weight-asian="normal" style:font-size-complex="12pt" style:font-weight-complex="normal"/>
    </style:style>
    <style:style style:name="P28" style:family="paragraph" style:parent-style-name="Standard">
      <style:paragraph-properties fo:line-height="200%"/>
      <style:text-properties fo:color="#000000" style:font-name="Times New Roman" fo:font-size="12pt" fo:language="en" fo:country="US" fo:font-weight="normal" officeooo:rsid="0039d9a7" officeooo:paragraph-rsid="003d7b0c" style:font-size-asian="10.5pt" style:font-weight-asian="normal" style:font-size-complex="12pt" style:font-weight-complex="normal"/>
    </style:style>
    <style:style style:name="P29" style:family="paragraph" style:parent-style-name="Standard">
      <style:paragraph-properties fo:line-height="200%"/>
      <style:text-properties fo:color="#000000" style:font-name="Times New Roman" fo:font-size="12pt" fo:language="en" fo:country="US" fo:font-weight="bold" officeooo:rsid="004768ac" officeooo:paragraph-rsid="004768ac" style:font-size-asian="10.5pt" style:font-weight-asian="bold" style:font-size-complex="12pt" style:font-weight-complex="bold"/>
    </style:style>
    <style:style style:name="P30" style:family="paragraph" style:parent-style-name="Standard">
      <style:paragraph-properties fo:line-height="100%"/>
      <style:text-properties fo:color="#000000" style:font-name="Times New Roman"/>
    </style:style>
    <style:style style:name="P31" style:family="paragraph" style:parent-style-name="Standard">
      <style:paragraph-properties fo:line-height="200%"/>
      <style:text-properties style:font-name="Times New Roman" fo:font-size="12pt" fo:language="en" fo:country="US" fo:font-weight="normal" officeooo:paragraph-rsid="005f3860"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officeooo:paragraph-rsid="006cebf5" fo:background-color="#ffff00"/>
    </style:style>
    <style:style style:name="P33" style:family="paragraph" style:parent-style-name="Standard">
      <style:paragraph-properties fo:text-align="center" style:justify-single-word="false"/>
      <style:text-properties officeooo:paragraph-rsid="005f3860"/>
    </style:style>
    <style:style style:name="P34" style:family="paragraph" style:parent-style-name="Standard">
      <style:paragraph-properties fo:text-align="center" style:justify-single-word="false"/>
      <style:text-properties officeooo:paragraph-rsid="006cebf5"/>
    </style:style>
    <style:style style:name="P35" style:family="paragraph" style:parent-style-name="Standard">
      <style:paragraph-properties fo:line-height="200%"/>
      <style:text-properties fo:color="#ff3333" style:text-position="0% 100%" style:font-name="Times New Roman" fo:font-size="12pt" fo:language="en" fo:country="US" fo:font-weight="normal" officeooo:rsid="0060d162" officeooo:paragraph-rsid="0060d162" style:font-size-asian="12pt" style:font-weight-asian="normal" style:font-weight-complex="normal"/>
    </style:style>
    <style:style style:name="P36" style:family="paragraph" style:parent-style-name="Standard">
      <style:text-properties fo:color="#ff3333" style:font-name="Times New Roman" officeooo:paragraph-rsid="0060d162"/>
    </style:style>
    <style:style style:name="P37" style:family="paragraph" style:parent-style-name="Standard">
      <style:text-properties fo:color="#ff3333" style:font-name="Times New Roman" officeooo:paragraph-rsid="006566fd"/>
    </style:style>
    <style:style style:name="P38" style:family="paragraph" style:parent-style-name="Standard">
      <style:paragraph-properties fo:line-height="200%"/>
      <style:text-properties fo:color="#ff3333" style:font-name="Times New Roman" fo:language="en" fo:country="US"/>
    </style:style>
    <style:style style:name="P39" style:family="paragraph" style:parent-style-name="Standard">
      <style:paragraph-properties fo:line-height="200%"/>
      <style:text-properties fo:color="#ff3333" style:font-name="Times New Roman"/>
    </style:style>
    <style:style style:name="P40" style:family="paragraph" style:parent-style-name="Standard">
      <style:paragraph-properties fo:line-height="200%"/>
      <style:text-properties style:text-position="0% 100%" style:font-name="Times New Roman" fo:font-size="12pt" fo:language="en" fo:country="US" style:font-size-asian="12pt"/>
    </style:style>
    <style:style style:name="P41" style:family="paragraph" style:parent-style-name="Standard">
      <style:paragraph-properties fo:line-height="200%"/>
      <style:text-properties style:text-position="0% 100%" style:font-name="Times New Roman" fo:font-size="12pt" fo:language="en" fo:country="US" fo:font-style="italic" fo:font-weight="bold" style:font-size-asian="12pt" style:font-style-asian="italic" style:font-weight-asian="bold" style:font-style-complex="italic" style:font-weight-complex="bold"/>
    </style:style>
    <style:style style:name="P42" style:family="paragraph" style:parent-style-name="Standard">
      <style:text-properties style:font-name="Times New Roman"/>
    </style:style>
    <style:style style:name="P43" style:family="paragraph" style:parent-style-name="Standard">
      <style:paragraph-properties fo:line-height="200%" fo:text-align="center" style:justify-single-word="false"/>
      <style:text-properties style:font-name="Times New Roman" officeooo:rsid="005f3860" officeooo:paragraph-rsid="005f3860"/>
    </style:style>
    <style:style style:name="P44" style:family="paragraph" style:parent-style-name="Standard">
      <style:paragraph-properties fo:text-align="center" style:justify-single-word="false"/>
      <style:text-properties style:font-name="Times New Roman" officeooo:rsid="005f3860" officeooo:paragraph-rsid="005f3860"/>
    </style:style>
    <style:style style:name="P45" style:family="paragraph" style:parent-style-name="Standard">
      <style:paragraph-properties fo:text-align="center" style:justify-single-word="false"/>
      <style:text-properties style:font-name="Times New Roman" officeooo:paragraph-rsid="005f3860"/>
    </style:style>
    <style:style style:name="P46" style:family="paragraph" style:parent-style-name="Standard">
      <style:paragraph-properties fo:line-height="200%"/>
      <style:text-properties style:font-name="Times New Roman" fo:font-size="14pt" fo:language="en" fo:country="US" fo:font-weight="bold" style:font-size-asian="14pt" style:font-weight-asian="bold" style:font-size-complex="14pt" style:font-weight-complex="bold"/>
    </style:style>
    <style:style style:name="P47" style:family="paragraph" style:parent-style-name="Standard">
      <style:paragraph-properties fo:line-height="200%"/>
      <style:text-properties style:font-name="Times New Roman" fo:language="en" fo:country="US"/>
    </style:style>
    <style:style style:name="P48" style:family="paragraph" style:parent-style-name="Standard">
      <style:paragraph-properties fo:line-height="200%" fo:text-align="center" style:justify-single-word="false"/>
      <style:text-properties style:font-name="Times New Roman" fo:language="en" fo:country="US" officeooo:paragraph-rsid="006cebf5"/>
    </style:style>
    <style:style style:name="P49" style:family="paragraph" style:parent-style-name="Standard">
      <style:paragraph-properties fo:line-height="200%"/>
      <style:text-properties style:font-name="Times New Roman" fo:language="en" fo:country="US" fo:font-style="italic" fo:font-weight="bold" style:font-style-asian="italic" style:font-weight-asian="bold" style:font-style-complex="italic" style:font-weight-complex="bold"/>
    </style:style>
    <style:style style:name="P50" style:family="paragraph" style:parent-style-name="Standard">
      <style:paragraph-properties fo:line-height="100%"/>
      <style:text-properties style:font-name="Times New Roman" fo:language="en" fo:country="US"/>
    </style:style>
    <style:style style:name="P51" style:family="paragraph" style:parent-style-name="Standard">
      <style:paragraph-properties fo:line-height="200%"/>
      <style:text-properties style:font-name="Times New Roman"/>
    </style:style>
    <style:style style:name="P52" style:family="paragraph" style:parent-style-name="Standard">
      <style:paragraph-properties fo:line-height="200%"/>
      <style:text-properties style:font-name="Times New Roman" officeooo:paragraph-rsid="003779f2"/>
    </style:style>
    <style:style style:name="P53" style:family="paragraph" style:parent-style-name="Standard">
      <style:paragraph-properties fo:line-height="200%"/>
      <style:text-properties style:font-name="Times New Roman" officeooo:paragraph-rsid="003d7b0c"/>
    </style:style>
    <style:style style:name="P54" style:family="paragraph" style:parent-style-name="Standard">
      <style:paragraph-properties fo:line-height="200%"/>
      <style:text-properties style:font-name="Times New Roman" officeooo:paragraph-rsid="005dc3d1"/>
    </style:style>
    <style:style style:name="P55" style:family="paragraph" style:parent-style-name="Standard">
      <style:paragraph-properties fo:line-height="200%"/>
      <style:text-properties style:font-name="Times New Roman" officeooo:paragraph-rsid="006b205e"/>
    </style:style>
    <style:style style:name="P56" style:family="paragraph" style:parent-style-name="Standard">
      <style:paragraph-properties fo:line-height="200%"/>
      <style:text-properties style:font-name="Times New Roman" officeooo:paragraph-rsid="00786c17"/>
    </style:style>
    <style:style style:name="P57" style:family="paragraph" style:parent-style-name="Standard">
      <style:paragraph-properties fo:line-height="200%"/>
      <style:text-properties style:font-name="Times New Roman" fo:font-style="italic" fo:font-weight="bold" style:font-style-asian="italic" style:font-weight-asian="bold" style:font-style-complex="italic" style:font-weight-complex="bold"/>
    </style:style>
    <style:style style:name="P58" style:family="paragraph" style:parent-style-name="Standard">
      <style:text-properties style:font-name="Times New Roman" fo:font-size="11pt" officeooo:rsid="00236d11" officeooo:paragraph-rsid="00236d11" style:font-size-asian="11pt" style:font-size-complex="11pt"/>
    </style:style>
    <style:style style:name="P59" style:family="paragraph" style:parent-style-name="Standard">
      <style:text-properties style:font-name="Times New Roman" fo:font-weight="bold" style:font-weight-asian="bold" style:font-weight-complex="bold"/>
    </style:style>
    <style:style style:name="P60" style:family="paragraph" style:parent-style-name="Standard">
      <style:text-properties style:font-name="Times New Roman" fo:font-style="normal" style:font-style-asian="normal" style:font-style-complex="normal"/>
    </style:style>
    <style:style style:name="P61" style:family="paragraph" style:parent-style-name="Standard">
      <style:text-properties style:font-name="Times New Roman" fo:font-style="normal" fo:font-weight="normal" style:font-style-asian="normal" style:font-weight-asian="normal" style:font-style-complex="normal" style:font-weight-complex="normal"/>
    </style:style>
    <style:style style:name="P62" style:family="paragraph" style:parent-style-name="Standard">
      <style:text-properties style:font-name="Times New Roman" fo:font-weight="normal" style:font-weight-asian="normal" style:font-weight-complex="normal"/>
    </style:style>
    <style:style style:name="P63" style:family="paragraph" style:parent-style-name="Standard">
      <style:text-properties style:font-name="Times New Roman" officeooo:paragraph-rsid="004730d2"/>
    </style:style>
    <style:style style:name="P64" style:family="paragraph" style:parent-style-name="Standard">
      <style:text-properties style:font-name="Times New Roman" officeooo:rsid="00474262" officeooo:paragraph-rsid="00474262"/>
    </style:style>
    <style:style style:name="P65" style:family="paragraph" style:parent-style-name="Standard">
      <style:paragraph-properties fo:line-height="100%"/>
      <style:text-properties style:font-name="Times New Roman"/>
    </style:style>
    <style:style style:name="P66" style:family="paragraph" style:parent-style-name="Standard">
      <style:text-properties style:font-name="Times New Roman" fo:font-size="12pt" style:font-size-asian="12pt" style:font-size-complex="12pt"/>
    </style:style>
    <style:style style:name="P67" style:family="paragraph" style:parent-style-name="Standard">
      <style:text-properties style:font-name="Times New Roman" fo:font-size="12pt" officeooo:rsid="00751f09" officeooo:paragraph-rsid="00751f09" style:font-size-asian="10.5pt" style:font-size-complex="12pt"/>
    </style:style>
    <style:style style:name="P68" style:family="paragraph" style:parent-style-name="Standard">
      <style:text-properties style:font-name="Times New Roman" officeooo:rsid="0027390c" officeooo:paragraph-rsid="0027390c"/>
    </style:style>
    <style:style style:name="P69" style:family="paragraph" style:parent-style-name="Standard">
      <style:text-properties style:font-name="Times New Roman" officeooo:paragraph-rsid="0077e6bd"/>
    </style:style>
    <style:style style:name="P70" style:family="paragraph" style:parent-style-name="Standard">
      <style:text-properties style:font-name="Times New Roman" officeooo:rsid="0079fbfc" officeooo:paragraph-rsid="0079fbfc"/>
    </style:style>
    <style:style style:name="P71" style:family="paragraph" style:parent-style-name="Standard">
      <style:paragraph-properties fo:line-height="200%"/>
      <style:text-properties fo:color="#ff0000" style:font-name="Times New Roman" fo:language="en" fo:country="US"/>
    </style:style>
    <style:style style:name="P72" style:family="paragraph" style:parent-style-name="Standard">
      <style:paragraph-properties fo:text-align="center" style:justify-single-word="false"/>
      <style:text-properties officeooo:rsid="006cebf5" officeooo:paragraph-rsid="006cebf5" fo:background-color="transparent"/>
    </style:style>
    <style:style style:name="P73" style:family="paragraph" style:parent-style-name="Standard">
      <style:paragraph-properties fo:line-height="200%" fo:break-before="page"/>
      <style:text-properties fo:color="#000000" style:font-name="Times New Roman" fo:font-size="14pt" fo:language="en" fo:country="US" fo:font-weight="bold" officeooo:rsid="000b4fab" officeooo:paragraph-rsid="000b4fab" style:font-size-asian="14pt" style:font-weight-asian="bold" style:font-size-complex="14pt" style:font-weight-complex="bold"/>
    </style:style>
    <style:style style:name="P74" style:family="paragraph" style:parent-style-name="Standard">
      <style:paragraph-properties fo:line-height="200%" fo:break-before="page"/>
      <style:text-properties fo:color="#000000" style:font-name="Times New Roman" fo:font-size="14pt" fo:language="en" fo:country="US" fo:font-weight="bold" officeooo:rsid="00335cde" officeooo:paragraph-rsid="00335cde" style:font-size-asian="14pt" style:font-weight-asian="bold" style:font-size-complex="14pt" style:font-weight-complex="bold"/>
    </style:style>
    <style:style style:name="P75" style:family="paragraph" style:parent-style-name="Standard">
      <style:paragraph-properties fo:line-height="200%" fo:break-before="page"/>
      <style:text-properties fo:color="#000000" style:font-name="Times New Roman" fo:font-size="12pt" fo:language="en" fo:country="US" fo:font-weight="normal" officeooo:rsid="00311999" officeooo:paragraph-rsid="0060d162" style:font-size-asian="10.5pt" style:font-weight-asian="normal" style:font-size-complex="12pt" style:font-weight-complex="normal"/>
    </style:style>
    <style:style style:name="P76" style:family="paragraph" style:parent-style-name="Standard">
      <style:paragraph-properties fo:line-height="200%" fo:break-before="page"/>
      <style:text-properties style:font-name="Times New Roman" fo:language="en" fo:country="US"/>
    </style:style>
    <style:style style:name="P77" style:family="paragraph" style:parent-style-name="Standard">
      <style:paragraph-properties fo:break-before="page"/>
      <style:text-properties style:font-name="Times New Roman" fo:font-weight="bold" style:font-weight-asian="bold" style:font-weight-complex="bold"/>
    </style:style>
    <style:style style:name="P78" style:family="paragraph" style:parent-style-name="Standard">
      <style:paragraph-properties fo:break-before="page"/>
      <style:text-properties style:text-underline-style="solid" style:text-underline-width="auto" style:text-underline-color="font-color" fo:font-weight="bold" officeooo:paragraph-rsid="006cebf5" fo:background-color="#ffff00" style:font-weight-asian="bold"/>
    </style:style>
    <style:style style:name="P79" style:family="paragraph" style:parent-style-name="Standard">
      <style:paragraph-properties fo:margin-left="8.89cm" fo:margin-right="0cm" fo:text-indent="0cm" style:auto-text-indent="false"/>
      <style:text-properties officeooo:paragraph-rsid="005f3860"/>
    </style:style>
    <style:style style:name="P80" style:family="paragraph" style:parent-style-name="Standard">
      <style:paragraph-properties fo:margin-left="8.89cm" fo:margin-right="0cm" fo:text-indent="0cm" style:auto-text-indent="false"/>
      <style:text-properties style:font-name="Times New Roman" officeooo:paragraph-rsid="005f3860"/>
    </style:style>
    <style:style style:name="P81" style:family="paragraph" style:parent-style-name="Standard">
      <style:paragraph-properties fo:margin-left="10.16cm" fo:margin-right="0cm" fo:text-indent="1.27cm" style:auto-text-indent="false"/>
      <style:text-properties style:font-name="Times New Roman" officeooo:paragraph-rsid="005f3860" fo:background-color="#ffff00"/>
    </style:style>
    <style:style style:name="P82" style:family="paragraph" style:parent-style-name="Standard">
      <style:paragraph-properties fo:margin-left="10.16cm" fo:margin-right="0cm" fo:text-indent="0cm" style:auto-text-indent="false"/>
      <style:text-properties style:font-name="Times New Roman" officeooo:paragraph-rsid="005f3860"/>
    </style:style>
    <style:style style:name="P83" style:family="paragraph" style:parent-style-name="Standard">
      <style:paragraph-properties fo:margin-left="0.706cm" fo:margin-right="0cm" fo:margin-top="0cm" fo:margin-bottom="0.423cm" style:contextual-spacing="false" fo:orphans="0" fo:widows="0" fo:text-indent="-0.706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3333" style:font-name="Times New Roman" officeooo:paragraph-rsid="0060d162"/>
    </style:style>
    <style:style style:name="P84" style:family="paragraph" style:parent-style-name="Standard">
      <style:paragraph-properties fo:margin-left="0.706cm" fo:margin-right="0cm" fo:margin-top="0cm" fo:margin-bottom="0.423cm" style:contextual-spacing="false" fo:line-height="100%" fo:orphans="0" fo:widows="0" fo:text-indent="-0.706cm" style:auto-text-indent="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 New Roman" officeooo:paragraph-rsid="00628a26"/>
    </style:style>
    <style:style style:name="P85" style:family="paragraph" style:parent-style-name="Standard" style:master-page-name="First_20_Page">
      <style:paragraph-properties fo:text-align="center" style:justify-single-word="false" style:page-number="auto"/>
      <style:text-properties style:font-name="Times New Roman" fo:font-weight="bold" officeooo:paragraph-rsid="005f3860" style:font-weight-asian="bold"/>
    </style:style>
    <style:style style:name="P86" style:family="paragraph" style:parent-style-name="Standard" style:master-page-name="Standard">
      <style:paragraph-properties style:page-number="auto"/>
      <style:text-properties fo:color="#ff3333" style:font-name="Times New Roman" officeooo:paragraph-rsid="0060d162"/>
    </style:style>
    <style:style style:name="P87" style:family="paragraph" style:parent-style-name="Text_20_body">
      <style:text-properties style:font-name="Times New Roman"/>
    </style:style>
    <style:style style:name="P88" style:family="paragraph" style:parent-style-name="List_20_Paragraph" style:list-style-name="WWNum1">
      <style:text-properties fo:color="#ff3333" style:font-name="Times New Roman" officeooo:paragraph-rsid="0060d162"/>
    </style:style>
    <style:style style:name="P89" style:family="paragraph" style:parent-style-name="List_20_Paragraph" style:list-style-name="WWNum1">
      <style:text-properties fo:color="#ff3333" style:font-name="Times New Roman" officeooo:paragraph-rsid="006566fd"/>
    </style:style>
    <style:style style:name="P90" style:family="paragraph" style:parent-style-name="List_20_Paragraph" style:list-style-name="WWNum1">
      <style:paragraph-properties fo:line-height="200%"/>
      <style:text-properties fo:color="#ff3333" style:font-name="Times New Roman" fo:font-size="12pt" fo:language="en" fo:country="US" fo:font-weight="normal" officeooo:rsid="00311999" officeooo:paragraph-rsid="006566fd" style:font-size-asian="10.5pt" style:font-weight-asian="normal" style:font-size-complex="12pt" style:font-weight-complex="normal"/>
    </style:style>
    <style:style style:name="P91" style:family="paragraph">
      <style:paragraph-properties style:writing-mode="lr-tb"/>
    </style:style>
    <style:style style:name="P92" style:family="paragraph">
      <style:paragraph-properties fo:text-align="start" style:writing-mode="lr-tb"/>
    </style:style>
    <style:style style:name="P93" style:family="paragraph">
      <style:paragraph-properties fo:text-align="start" style:writing-mode="lr-tb"/>
      <style:text-properties fo:font-size="42.3499984741211pt"/>
    </style:style>
    <style:style style:name="T1" style:family="text">
      <style:text-properties fo:color="#000000"/>
    </style:style>
    <style:style style:name="T2" style:family="text">
      <style:text-properties fo:color="#000000" fo:language="en" fo:country="US"/>
    </style:style>
    <style:style style:name="T3" style:family="text">
      <style:text-properties fo:color="#000000" fo:language="en" fo:country="US" fo:font-style="italic" style:font-style-asian="italic" style:font-style-complex="italic"/>
    </style:style>
    <style:style style:name="T4" style:family="text">
      <style:text-properties fo:color="#000000" fo:language="en" fo:country="US" fo:font-style="italic" officeooo:rsid="003779f2" style:font-style-asian="italic" style:font-style-complex="italic"/>
    </style:style>
    <style:style style:name="T5" style:family="text">
      <style:text-properties fo:color="#000000" fo:language="en" fo:country="US" fo:font-style="italic" officeooo:rsid="0039d9a7" style:font-style-asian="italic" style:font-style-complex="italic"/>
    </style:style>
    <style:style style:name="T6" style:family="text">
      <style:text-properties fo:color="#000000" fo:language="en" fo:country="US" fo:font-style="italic" officeooo:rsid="00786c17" style:font-style-asian="italic" style:font-style-complex="italic"/>
    </style:style>
    <style:style style:name="T7" style:family="text">
      <style:text-properties fo:color="#000000" fo:language="en" fo:country="US" fo:font-style="italic" fo:background-color="#ffffff" loext:char-shading-value="0" style:font-style-asian="italic" style:font-style-complex="italic"/>
    </style:style>
    <style:style style:name="T8" style:family="text">
      <style:text-properties fo:color="#000000" fo:language="en" fo:country="US" officeooo:rsid="003779f2"/>
    </style:style>
    <style:style style:name="T9" style:family="text">
      <style:text-properties fo:color="#000000" fo:language="en" fo:country="US" officeooo:rsid="00395b26"/>
    </style:style>
    <style:style style:name="T10" style:family="text">
      <style:text-properties fo:color="#000000" fo:language="en" fo:country="US" officeooo:rsid="0039d9a7"/>
    </style:style>
    <style:style style:name="T11" style:family="text">
      <style:text-properties fo:color="#000000" fo:language="en" fo:country="US" fo:font-style="normal" officeooo:rsid="005dc3d1" style:font-style-asian="normal" style:font-style-complex="normal"/>
    </style:style>
    <style:style style:name="T12" style:family="text">
      <style:text-properties fo:color="#000000" fo:language="en" fo:country="US" fo:font-style="normal" officeooo:rsid="006b205e" style:font-style-asian="normal" style:font-style-complex="normal"/>
    </style:style>
    <style:style style:name="T13" style:family="text">
      <style:text-properties fo:color="#000000" fo:language="en" fo:country="US" fo:font-style="normal" officeooo:rsid="00786c17" style:font-style-asian="normal" style:font-style-complex="normal"/>
    </style:style>
    <style:style style:name="T14" style:family="text">
      <style:text-properties fo:color="#000000" fo:language="en" fo:country="US" officeooo:rsid="005bf8d3"/>
    </style:style>
    <style:style style:name="T15" style:family="text">
      <style:text-properties fo:color="#000000" fo:language="en" fo:country="US" fo:background-color="#ffffff" loext:char-shading-value="0"/>
    </style:style>
    <style:style style:name="T16" style:family="text">
      <style:text-properties fo:color="#000000" fo:language="en" fo:country="US" officeooo:rsid="0077db5c"/>
    </style:style>
    <style:style style:name="T17" style:family="text">
      <style:text-properties fo:color="#000000" fo:language="en" fo:country="US" officeooo:rsid="0077e6bd"/>
    </style:style>
    <style:style style:name="T18" style:family="text">
      <style:text-properties fo:color="#000000" fo:language="en" fo:country="US" officeooo:rsid="00786729"/>
    </style:style>
    <style:style style:name="T19" style:family="text">
      <style:text-properties fo:color="#000000" fo:language="en" fo:country="US" officeooo:rsid="00786c17"/>
    </style:style>
    <style:style style:name="T20" style:family="text">
      <style:text-properties fo:color="#000000" fo:language="en" fo:country="US" officeooo:rsid="007b6069"/>
    </style:style>
    <style:style style:name="T21" style:family="text">
      <style:text-properties fo:color="#000000" fo:font-size="12pt" fo:language="en" fo:country="US" fo:font-weight="normal" officeooo:rsid="0014c9c5" style:font-size-asian="10.5pt" style:font-weight-asian="normal" style:font-size-complex="12pt" style:font-weight-complex="normal"/>
    </style:style>
    <style:style style:name="T22" style:family="text">
      <style:text-properties fo:color="#000000" fo:font-size="12pt" fo:language="en" fo:country="US" fo:font-weight="normal" officeooo:rsid="00335cde" style:font-size-asian="10.5pt" style:font-weight-asian="normal" style:font-size-complex="12pt" style:font-weight-complex="normal"/>
    </style:style>
    <style:style style:name="T23" style:family="text">
      <style:text-properties fo:color="#000000" fo:font-size="12pt" fo:language="en" fo:country="US" fo:font-weight="normal" officeooo:rsid="0069fd44" style:font-size-asian="10.5pt" style:font-weight-asian="normal" style:font-size-complex="12pt" style:font-weight-complex="normal"/>
    </style:style>
    <style:style style:name="T24" style:family="text">
      <style:text-properties fo:color="#000000" fo:font-size="12pt" fo:language="en" fo:country="US" fo:font-weight="normal" officeooo:rsid="00520e2c" style:font-size-asian="10.5pt" style:font-weight-asian="normal" style:font-size-complex="12pt" style:font-weight-complex="normal"/>
    </style:style>
    <style:style style:name="T25" style:family="text">
      <style:text-properties fo:color="#000000" fo:font-size="12pt" fo:language="en" fo:country="US" fo:font-weight="normal" officeooo:rsid="003b911b" style:font-size-asian="10.5pt" style:font-weight-asian="normal" style:font-size-complex="12pt" style:font-weight-complex="normal"/>
    </style:style>
    <style:style style:name="T26" style:family="text">
      <style:text-properties fo:color="#000000" fo:font-size="12pt" fo:language="en" fo:country="US" fo:font-weight="normal" officeooo:rsid="00375f6b" style:font-size-asian="10.5pt" style:font-weight-asian="normal" style:font-size-complex="12pt" style:font-weight-complex="normal"/>
    </style:style>
    <style:style style:name="T27" style:family="text">
      <style:text-properties fo:color="#000000" fo:font-size="12pt" fo:language="en" fo:country="US" fo:font-weight="normal" officeooo:rsid="003d7b0c" style:font-size-asian="10.5pt" style:font-weight-asian="normal" style:font-size-complex="12pt" style:font-weight-complex="normal"/>
    </style:style>
    <style:style style:name="T28" style:family="text">
      <style:text-properties fo:color="#000000" fo:font-size="12pt" fo:language="en" fo:country="US" fo:font-weight="normal" officeooo:rsid="0039d9a7" style:font-size-asian="10.5pt" style:font-weight-asian="normal" style:font-size-complex="12pt" style:font-weight-complex="normal"/>
    </style:style>
    <style:style style:name="T29" style:family="text">
      <style:text-properties fo:color="#000000" fo:font-size="12pt" fo:language="en" fo:country="US" fo:font-weight="normal" officeooo:rsid="005a5042" style:font-size-asian="10.5pt" style:font-weight-asian="normal" style:font-size-complex="12pt" style:font-weight-complex="normal"/>
    </style:style>
    <style:style style:name="T30" style:family="text">
      <style:text-properties fo:color="#000000" fo:font-size="12pt" fo:language="en" fo:country="US" fo:font-weight="normal" officeooo:rsid="005f3860" style:font-size-asian="10.5pt" style:font-weight-asian="normal" style:font-size-complex="12pt" style:font-weight-complex="normal"/>
    </style:style>
    <style:style style:name="T31" style:family="text">
      <style:text-properties fo:color="#000000" fo:font-size="12pt" fo:language="en" fo:country="US" fo:font-weight="normal" officeooo:rsid="006a0f17" style:font-size-asian="10.5pt" style:font-weight-asian="normal" style:font-size-complex="12pt" style:font-weight-complex="normal"/>
    </style:style>
    <style:style style:name="T32" style:family="text">
      <style:text-properties fo:color="#000000" fo:font-size="12pt" fo:language="en" fo:country="US" fo:font-weight="normal" officeooo:rsid="006b205e" style:font-size-asian="10.5pt" style:font-weight-asian="normal" style:font-size-complex="12pt" style:font-weight-complex="normal"/>
    </style:style>
    <style:style style:name="T33" style:family="text">
      <style:text-properties fo:color="#000000" fo:font-size="12pt" fo:language="en" fo:country="US" fo:font-style="italic" fo:font-weight="normal" officeooo:rsid="00335cde" style:font-size-asian="10.5pt" style:font-style-asian="italic" style:font-weight-asian="normal" style:font-size-complex="12pt" style:font-style-complex="italic" style:font-weight-complex="normal"/>
    </style:style>
    <style:style style:name="T34" style:family="text">
      <style:text-properties fo:color="#000000" fo:font-size="12pt" fo:language="en" fo:country="US" fo:font-style="italic" fo:font-weight="normal" officeooo:rsid="003d7b0c" style:font-size-asian="10.5pt" style:font-style-asian="italic" style:font-weight-asian="normal" style:font-size-complex="12pt" style:font-style-complex="italic" style:font-weight-complex="normal"/>
    </style:style>
    <style:style style:name="T35" style:family="text">
      <style:text-properties fo:color="#000000" fo:font-size="12pt" fo:language="en" fo:country="US" fo:font-style="italic" fo:font-weight="normal" officeooo:rsid="0039d9a7" style:font-size-asian="10.5pt" style:font-style-asian="italic" style:font-weight-asian="normal" style:font-size-complex="12pt" style:font-style-complex="italic" style:font-weight-complex="normal"/>
    </style:style>
    <style:style style:name="T36" style:family="text">
      <style:text-properties fo:color="#000000" fo:font-weight="normal" style:font-weight-asian="normal" style:font-weight-complex="normal"/>
    </style:style>
    <style:style style:name="T37" style:family="text">
      <style:text-properties fo:color="#000000" fo:font-style="italic" fo:font-weight="normal" style:font-style-asian="italic" style:font-weight-asian="normal" style:font-style-complex="italic" style:font-weight-complex="normal"/>
    </style:style>
    <style:style style:name="T38" style:family="text">
      <style:text-properties fo:color="#000000" fo:font-style="italic" style:font-style-asian="italic" style:font-style-complex="italic"/>
    </style:style>
    <style:style style:name="T39" style:family="text">
      <style:text-properties fo:color="#000000" style:font-name="Times New Roman" fo:language="en" fo:country="US" fo:font-style="italic" style:font-style-asian="italic" style:font-style-complex="italic"/>
    </style:style>
    <style:style style:name="T40" style:family="text">
      <style:text-properties fo:color="#000000" style:font-name="Times New Roman" fo:language="en" fo:country="US" fo:font-style="normal" style:font-style-asian="normal" style:font-style-complex="normal"/>
    </style:style>
    <style:style style:name="T41" style:family="text">
      <style:text-properties fo:color="#000000" style:font-name="Times New Roman" fo:language="en" fo:country="US" fo:font-style="normal" fo:font-weight="bold" style:font-style-asian="normal" style:font-weight-asian="bold" style:font-style-complex="normal" style:font-weight-complex="bold"/>
    </style:style>
    <style:style style:name="T42" style:family="text">
      <style:text-properties fo:color="#ff0000" fo:language="en" fo:country="US"/>
    </style:style>
    <style:style style:name="T43" style:family="text">
      <style:text-properties fo:color="#00ffff" fo:language="en" fo:country="US"/>
    </style:style>
    <style:style style:name="T44" style:family="text">
      <style:text-properties style:text-position="0% 100%" style:font-size-asian="12pt"/>
    </style:style>
    <style:style style:name="T45" style:family="text">
      <style:text-properties style:text-position="0% 100%" officeooo:rsid="002cc4e7" style:font-size-asian="12pt"/>
    </style:style>
    <style:style style:name="T46" style:family="text">
      <style:text-properties style:text-position="0% 100%" officeooo:rsid="0060d162" style:font-size-asian="12pt"/>
    </style:style>
    <style:style style:name="T47" style:family="text">
      <style:text-properties style:text-position="0% 100%" fo:font-size="12pt" fo:language="en" fo:country="US" fo:font-weight="normal" style:font-size-asian="12pt" style:font-weight-asian="normal" style:font-weight-complex="normal"/>
    </style:style>
    <style:style style:name="T48" style:family="text">
      <style:text-properties style:text-position="0% 100%" fo:font-size="12pt" fo:language="en" fo:country="US" style:font-size-asian="12pt"/>
    </style:style>
    <style:style style:name="T49" style:family="text">
      <style:text-properties style:text-position="sub 58%" fo:language="en" fo:country="US"/>
    </style:style>
    <style:style style:name="T50" style:family="text">
      <style:text-properties style:text-position="sub 58%" fo:language="en" fo:country="US" fo:font-weight="normal" style:font-weight-asian="normal" style:font-weight-complex="normal"/>
    </style:style>
    <style:style style:name="T51" style:family="text">
      <style:text-properties fo:language="en" fo:country="US"/>
    </style:style>
    <style:style style:name="T52" style:family="text">
      <style:text-properties fo:language="en" fo:country="US" fo:font-style="italic" style:font-style-asian="italic"/>
    </style:style>
    <style:style style:name="T53" style:family="text">
      <style:text-properties fo:language="en" fo:country="US" fo:font-style="italic" style:font-style-asian="italic" style:font-style-complex="italic"/>
    </style:style>
    <style:style style:name="T54" style:family="text">
      <style:text-properties fo:language="en" fo:country="US" fo:font-style="italic" officeooo:rsid="004730d2" style:font-style-asian="italic" style:font-style-complex="italic"/>
    </style:style>
    <style:style style:name="T55" style:family="text">
      <style:text-properties fo:language="en" fo:country="US" fo:font-style="italic" style:font-style-asian="italic" style:font-name-complex="Times New Roman1" style:font-style-complex="italic"/>
    </style:style>
    <style:style style:name="T56" style:family="text">
      <style:text-properties fo:language="en" fo:country="US" officeooo:rsid="004edc93"/>
    </style:style>
    <style:style style:name="T57" style:family="text">
      <style:text-properties fo:language="en" fo:country="US" fo:font-style="normal" style:font-style-asian="normal" style:font-style-complex="normal"/>
    </style:style>
    <style:style style:name="T58" style:family="text">
      <style:text-properties fo:language="en" fo:country="US" officeooo:rsid="005bf8d3"/>
    </style:style>
    <style:style style:name="T59" style:family="text">
      <style:text-properties fo:language="en" fo:country="US" officeooo:rsid="004730d2"/>
    </style:style>
    <style:style style:name="T60" style:family="text">
      <style:text-properties fo:language="en" fo:country="US" officeooo:rsid="00562599"/>
    </style:style>
    <style:style style:name="T61" style:family="text">
      <style:text-properties fo:language="en" fo:country="US" style:font-name-complex="Times New Roman1"/>
    </style:style>
    <style:style style:name="T62" style:family="text">
      <style:text-properties fo:language="en" fo:country="US" officeooo:rsid="0077db5c"/>
    </style:style>
    <style:style style:name="T63" style:family="text">
      <style:text-properties fo:language="en" fo:country="US" officeooo:rsid="00786c17"/>
    </style:style>
    <style:style style:name="T64" style:family="text">
      <style:text-properties fo:language="en" fo:country="US" officeooo:rsid="007b6069"/>
    </style:style>
    <style:style style:name="T65" style:family="text">
      <style:text-properties officeooo:rsid="0151f4c1"/>
    </style:style>
    <style:style style:name="T66" style:family="text">
      <style:text-properties fo:color="#ff3333"/>
    </style:style>
    <style:style style:name="T67" style:family="text">
      <style:text-properties fo:color="#ff3333" officeooo:rsid="006d93bb"/>
    </style:style>
    <style:style style:name="T68" style:family="text">
      <style:text-properties fo:color="#ff3333" officeooo:rsid="0060d162"/>
    </style:style>
    <style:style style:name="T69" style:family="text">
      <style:text-properties fo:color="#ff3333" officeooo:rsid="00628a26"/>
    </style:style>
    <style:style style:name="T70" style:family="text">
      <style:text-properties fo:color="#ff3333" officeooo:rsid="0060d162" style:font-name-complex="Times New Roman1"/>
    </style:style>
    <style:style style:name="T71" style:family="text">
      <style:text-properties fo:color="#ff3333" officeooo:rsid="00632d9b"/>
    </style:style>
    <style:style style:name="T72" style:family="text">
      <style:text-properties fo:color="#ff3333" fo:font-style="italic" officeooo:rsid="0060d162" style:font-style-asian="italic"/>
    </style:style>
    <style:style style:name="T73" style:family="text">
      <style:text-properties fo:color="#ff3333" officeooo:rsid="007b2fd3"/>
    </style:style>
    <style:style style:name="T74" style:family="text">
      <style:text-properties fo:color="#ff3333" style:text-position="super 58%" officeooo:rsid="0060d162"/>
    </style:style>
    <style:style style:name="T75" style:family="text">
      <style:text-properties officeooo:rsid="000b4fab"/>
    </style:style>
    <style:style style:name="T76" style:family="text">
      <style:text-properties fo:font-variant="normal" fo:text-transform="none" fo:color="#000000" fo:font-size="10pt" fo:letter-spacing="normal" fo:font-style="normal" fo:font-weight="normal"/>
    </style:style>
    <style:style style:name="T77" style:family="text">
      <style:text-properties fo:font-variant="normal" fo:text-transform="none" fo:color="#000000" fo:letter-spacing="normal" fo:font-style="normal" fo:font-weight="normal"/>
    </style:style>
    <style:style style:name="T78" style:family="text">
      <style:text-properties fo:font-variant="normal" fo:text-transform="none" fo:color="#000000" fo:letter-spacing="normal" fo:font-style="normal" fo:font-weight="normal" style:font-style-asian="normal" style:font-style-complex="normal"/>
    </style:style>
    <style:style style:name="T79" style:family="text">
      <style:text-properties fo:font-variant="normal" fo:text-transform="none" fo:color="#000000" fo:letter-spacing="normal" fo:font-style="italic" fo:font-weight="normal" style:font-style-asian="italic" style:font-style-complex="italic"/>
    </style:style>
    <style:style style:name="T80" style:family="text">
      <style:text-properties officeooo:rsid="0014c9c5"/>
    </style:style>
    <style:style style:name="T81" style:family="text">
      <style:text-properties officeooo:rsid="00183714"/>
    </style:style>
    <style:style style:name="T82" style:family="text">
      <style:text-properties officeooo:rsid="001c8134"/>
    </style:style>
    <style:style style:name="T83" style:family="text">
      <style:text-properties fo:font-weight="bold" style:font-weight-asian="bold"/>
    </style:style>
    <style:style style:name="T84" style:family="text">
      <style:text-properties fo:font-weight="bold" style:font-weight-asian="bold" style:font-weight-complex="bold"/>
    </style:style>
    <style:style style:name="T85" style:family="text">
      <style:text-properties fo:font-weight="bold" officeooo:rsid="00311999" style:font-weight-asian="bold" style:font-weight-complex="bold"/>
    </style:style>
    <style:style style:name="T86" style:family="text">
      <style:text-properties fo:font-weight="bold" style:font-weight-asian="bold" style:font-name-complex="Times New Roman1" style:font-weight-complex="bold"/>
    </style:style>
    <style:style style:name="T87" style:family="text">
      <style:text-properties officeooo:rsid="0026482b"/>
    </style:style>
    <style:style style:name="T88" style:family="text">
      <style:text-properties fo:font-style="normal" style:font-style-asian="normal" style:font-style-complex="normal"/>
    </style:style>
    <style:style style:name="T89" style:family="text">
      <style:text-properties fo:font-style="normal" officeooo:rsid="0020c959" style:font-style-asian="normal" style:font-style-complex="normal"/>
    </style:style>
    <style:style style:name="T90" style:family="text">
      <style:text-properties fo:font-style="normal" officeooo:rsid="00310792" style:font-style-asian="normal" style:font-style-complex="normal"/>
    </style:style>
    <style:style style:name="T91" style:family="text">
      <style:text-properties fo:font-style="normal" officeooo:rsid="005dc3d1" style:font-style-asian="normal" style:font-style-complex="normal"/>
    </style:style>
    <style:style style:name="T92" style:family="text">
      <style:text-properties fo:font-style="normal" officeooo:rsid="004730d2" style:font-style-asian="normal" style:font-style-complex="normal"/>
    </style:style>
    <style:style style:name="T93" style:family="text">
      <style:text-properties fo:font-style="normal" officeooo:rsid="006b205e" style:font-style-asian="normal" style:font-style-complex="normal"/>
    </style:style>
    <style:style style:name="T94" style:family="text">
      <style:text-properties fo:font-style="italic" style:font-style-asian="italic"/>
    </style:style>
    <style:style style:name="T95" style:family="text">
      <style:text-properties fo:font-style="italic" style:font-style-asian="italic" style:font-style-complex="italic"/>
    </style:style>
    <style:style style:name="T96" style:family="text">
      <style:text-properties fo:font-style="italic" officeooo:rsid="0026482b" style:font-style-asian="italic" style:font-style-complex="italic"/>
    </style:style>
    <style:style style:name="T97" style:family="text">
      <style:text-properties fo:font-style="italic" officeooo:rsid="005dc3d1" style:font-style-asian="italic" style:font-style-complex="italic"/>
    </style:style>
    <style:style style:name="T98" style:family="text">
      <style:text-properties fo:font-style="italic" officeooo:rsid="007b2fd3" style:font-style-asian="italic" style:font-style-complex="italic"/>
    </style:style>
    <style:style style:name="T99" style:family="text">
      <style:text-properties fo:font-style="italic" style:font-style-asian="italic" style:font-name-complex="Times New Roman1" style:font-style-complex="italic"/>
    </style:style>
    <style:style style:name="T100" style:family="text">
      <style:text-properties fo:font-style="italic" officeooo:rsid="0060d162" style:font-style-asian="italic"/>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officeooo:rsid="002e3dd4"/>
    </style:style>
    <style:style style:name="T103" style:family="text">
      <style:text-properties officeooo:rsid="0035b801"/>
    </style:style>
    <style:style style:name="T104" style:family="text">
      <style:text-properties officeooo:rsid="004c9f3d"/>
    </style:style>
    <style:style style:name="T105" style:family="text">
      <style:text-properties fo:font-size="14pt" fo:font-weight="bold" style:font-size-asian="14pt" style:font-weight-asian="bold" style:font-size-complex="14pt" style:font-weight-complex="bold"/>
    </style:style>
    <style:style style:name="T106" style:family="text">
      <style:text-properties officeooo:rsid="004f9937"/>
    </style:style>
    <style:style style:name="T107" style:family="text">
      <style:text-properties officeooo:rsid="00311999"/>
    </style:style>
    <style:style style:name="T108" style:family="text">
      <style:text-properties fo:background-color="transparent" loext:char-shading-value="0"/>
    </style:style>
    <style:style style:name="T109" style:family="text">
      <style:text-properties officeooo:rsid="005bf8d3" fo:background-color="transparent" loext:char-shading-value="0"/>
    </style:style>
    <style:style style:name="T110" style:family="text">
      <style:text-properties officeooo:rsid="005f3860" fo:background-color="transparent" loext:char-shading-value="0"/>
    </style:style>
    <style:style style:name="T111" style:family="text">
      <style:text-properties officeooo:rsid="006cebf5" fo:background-color="transparent" loext:char-shading-value="0"/>
    </style:style>
    <style:style style:name="T112" style:family="text">
      <style:text-properties officeooo:rsid="005dc369"/>
    </style:style>
    <style:style style:name="T113" style:family="text">
      <style:text-properties officeooo:rsid="005f3860"/>
    </style:style>
    <style:style style:name="T114" style:family="text">
      <style:text-properties fo:background-color="#ffff00" loext:char-shading-value="0"/>
    </style:style>
    <style:style style:name="T115" style:family="text">
      <style:text-properties officeooo:rsid="0060d162"/>
    </style:style>
    <style:style style:name="T116" style:family="text">
      <style:text-properties style:font-name-complex="Times New Roman1"/>
    </style:style>
    <style:style style:name="T117" style:family="text">
      <style:text-properties officeooo:rsid="0060d162" style:font-name-complex="Times New Roman1"/>
    </style:style>
    <style:style style:name="T118" style:family="text">
      <style:text-properties style:text-position="super 58%"/>
    </style:style>
    <style:style style:name="T119" style:family="text">
      <style:text-properties style:text-position="super 58%" style:font-name-complex="Times New Roman1"/>
    </style:style>
    <style:style style:name="T120" style:family="text">
      <style:text-properties style:text-position="super 58%" officeooo:rsid="0060d162"/>
    </style:style>
    <style:style style:name="T121" style:family="text">
      <style:text-properties officeooo:rsid="00628a26"/>
    </style:style>
    <style:style style:name="T122" style:family="text">
      <style:text-properties officeooo:rsid="00632d9b"/>
    </style:style>
    <style:style style:name="T123" style:family="text">
      <style:text-properties fo:language="sv" fo:country="SE"/>
    </style:style>
    <style:style style:name="T124" style:family="text">
      <style:text-properties fo:font-weight="normal" style:font-weight-asian="normal" style:font-weight-complex="normal"/>
    </style:style>
    <style:style style:name="T125" style:family="text">
      <style:text-properties officeooo:rsid="004730d2"/>
    </style:style>
    <style:style style:name="T126" style:family="text">
      <style:text-properties style:font-name="Times New Roman"/>
    </style:style>
    <style:style style:name="T127" style:family="text">
      <style:text-properties style:font-name="Times New Roman" fo:background-color="transparent" loext:char-shading-value="0"/>
    </style:style>
    <style:style style:name="T128" style:family="text">
      <style:text-properties style:font-name="Times New Roman" officeooo:rsid="005f3860" fo:background-color="transparent" loext:char-shading-value="0"/>
    </style:style>
    <style:style style:name="T129" style:family="text">
      <style:text-properties style:font-name="Times New Roman" text:display="true"/>
    </style:style>
    <style:style style:name="T130" style:family="text">
      <style:text-properties style:font-name="Times New Roman" fo:background-color="#ffff00" loext:char-shading-value="0"/>
    </style:style>
    <style:style style:name="T131" style:family="text">
      <style:text-properties style:font-name="Times New Roman" style:text-underline-style="solid" style:text-underline-width="auto" style:text-underline-color="font-color" fo:background-color="#ffff00" loext:char-shading-value="0"/>
    </style:style>
    <style:style style:name="T132" style:family="text">
      <style:text-properties style:font-name="Times New Roman" fo:language="en" fo:country="US"/>
    </style:style>
    <style:style style:name="T133" style:family="text">
      <style:text-properties style:font-name="Times New Roman" fo:language="en" fo:country="US" fo:font-style="italic" style:font-style-asian="italic" style:font-style-complex="italic"/>
    </style:style>
    <style:style style:name="T134" style:family="text">
      <style:text-properties style:font-name="Times New Roman" fo:language="en" fo:country="US" fo:font-style="normal" style:font-style-asian="normal" style:font-style-complex="normal"/>
    </style:style>
    <style:style style:name="T135" style:family="text">
      <style:text-properties style:font-name="Times New Roman" officeooo:rsid="004057ad"/>
    </style:style>
    <style:style style:name="T136" style:family="text">
      <style:text-properties style:font-name="Times New Roman" fo:font-style="normal" style:font-style-asian="normal" style:font-style-complex="normal"/>
    </style:style>
    <style:style style:name="T137" style:family="text">
      <style:text-properties style:font-name="Times New Roman" fo:font-style="normal" officeooo:rsid="004057ad" style:font-style-asian="normal" style:font-style-complex="normal"/>
    </style:style>
    <style:style style:name="T138" style:family="text">
      <style:text-properties style:font-name="Times New Roman" fo:font-style="normal" officeooo:rsid="004338e1" style:font-style-asian="normal" style:font-style-complex="normal"/>
    </style:style>
    <style:style style:name="T139" style:family="text">
      <style:text-properties style:font-name="Times New Roman" fo:font-style="normal" officeooo:rsid="005bf8d3" style:font-style-asian="normal" style:font-style-complex="normal"/>
    </style:style>
    <style:style style:name="T140" style:family="text">
      <style:text-properties style:font-name="Times New Roman" fo:font-style="normal" officeooo:rsid="00562599" style:font-style-asian="normal" style:font-style-complex="normal"/>
    </style:style>
    <style:style style:name="T141" style:family="text">
      <style:text-properties style:font-name="Times New Roman" fo:font-style="normal" officeooo:rsid="0057e1a1" style:font-style-asian="normal" style:font-style-complex="normal"/>
    </style:style>
    <style:style style:name="T142" style:family="text">
      <style:text-properties style:font-name="Times New Roman" fo:font-style="normal" officeooo:rsid="0043ce36" style:font-style-asian="normal" style:font-style-complex="normal"/>
    </style:style>
    <style:style style:name="T143" style:family="text">
      <style:text-properties style:font-name="Times New Roman" fo:font-style="normal" officeooo:rsid="0039d9a7" style:font-style-asian="normal" style:font-style-complex="normal"/>
    </style:style>
    <style:style style:name="T144" style:family="text">
      <style:text-properties style:font-name="Times New Roman" fo:font-style="normal" officeooo:rsid="0026482b" style:font-style-asian="normal" style:font-style-complex="normal"/>
    </style:style>
    <style:style style:name="T145" style:family="text">
      <style:text-properties style:font-name="Times New Roman" fo:font-style="normal" officeooo:rsid="006b205e" style:font-style-asian="normal" style:font-style-complex="normal"/>
    </style:style>
    <style:style style:name="T146" style:family="text">
      <style:text-properties style:font-name="Times New Roman" fo:font-style="normal" officeooo:rsid="00714bff" style:font-style-asian="normal" style:font-style-complex="normal"/>
    </style:style>
    <style:style style:name="T147" style:family="text">
      <style:text-properties style:font-name="Times New Roman" fo:font-style="normal" officeooo:rsid="00751f09" style:font-style-asian="normal" style:font-style-complex="normal"/>
    </style:style>
    <style:style style:name="T148" style:family="text">
      <style:text-properties style:font-name="Times New Roman" fo:font-style="normal" officeooo:rsid="00767a0c" style:font-style-asian="normal" style:font-style-complex="normal"/>
    </style:style>
    <style:style style:name="T149" style:family="text">
      <style:text-properties style:font-name="Times New Roman" fo:font-style="normal" officeooo:rsid="0079fbfc" style:font-style-asian="normal" style:font-style-complex="normal"/>
    </style:style>
    <style:style style:name="T150" style:family="text">
      <style:text-properties style:font-name="Times New Roman" fo:font-style="italic" style:font-style-asian="italic" style:font-style-complex="italic"/>
    </style:style>
    <style:style style:name="T151" style:family="text">
      <style:text-properties style:font-name="Times New Roman" fo:font-style="italic" officeooo:rsid="00562599" style:font-style-asian="italic" style:font-style-complex="italic"/>
    </style:style>
    <style:style style:name="T152" style:family="text">
      <style:text-properties style:font-name="Times New Roman" fo:font-style="italic" officeooo:rsid="0079fbfc" style:font-style-asian="italic" style:font-style-complex="italic"/>
    </style:style>
    <style:style style:name="T153" style:family="text">
      <style:text-properties style:font-name="Times New Roman" officeooo:rsid="0026482b"/>
    </style:style>
    <style:style style:name="T154" style:family="text">
      <style:text-properties style:font-name="Times New Roman" officeooo:rsid="006b205e"/>
    </style:style>
    <style:style style:name="T155" style:family="text">
      <style:text-properties style:font-name="Times New Roman" officeooo:rsid="00751f09"/>
    </style:style>
    <style:style style:name="T156" style:family="text">
      <style:text-properties officeooo:rsid="006d93bb"/>
    </style:style>
    <style:style style:name="T157" style:family="text">
      <style:text-properties officeooo:rsid="0077e6bd"/>
    </style:style>
    <style:style style:name="T158" style:family="text">
      <style:text-properties officeooo:rsid="007b2fd3"/>
    </style:style>
    <style:style style:name="T159" style:family="text">
      <style:text-properties style:use-window-font-color="true" style:font-name="Times New Roman" fo:font-size="10pt" fo:language="en" fo:country="CA" style:font-name-asian="Times New Roman" style:font-size-asian="10pt" style:font-name-complex="Times New Roman" style:font-size-complex="10pt" style:language-complex="ar" style:country-complex="SA"/>
    </style:style>
    <style:style style:name="T160" style:family="text">
      <style:text-properties fo:color="#000000" style:font-name="Helvetica" fo:font-size="16pt" style:font-size-asian="16pt" style:font-name-complex="Helvetica" style:font-size-complex="16pt"/>
    </style:style>
    <style:style style:name="T161" style:family="text">
      <style:text-properties fo:color="#7f7f7f" style:font-name="Helvetica" fo:font-size="10pt" style:font-size-asian="10pt" style:font-name-complex="Helvetica" style:font-size-complex="10pt"/>
    </style:style>
    <style:style style:name="T162" style:family="text">
      <style:text-properties fo:color="#000000" style:font-name="Helvetica" fo:font-size="12pt" style:font-size-asian="12pt" style:font-name-complex="Helvetica"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solid" svg:stroke-width="0.079cm" svg:stroke-color="#000000" draw:marker-start="" draw:marker-end="" draw:fill="none" fo:padding-top="0.039cm" fo:padding-bottom="0.039cm" fo:padding-left="0.039cm" fo:padding-right="0.039cm" style:run-through="foreground"/>
    </style:style>
    <style:style style:name="gr4" style:family="graphic">
      <style:graphic-properties draw:stroke="dash" svg:stroke-width="0.026cm" svg:stroke-color="#000000" draw:marker-start="" draw:marker-end="" draw:fill="none" fo:padding-top="0.012cm" fo:padding-bottom="0.012cm" fo:padding-left="0.012cm" fo:padding-right="0.012cm" style:run-through="foreground"/>
    </style:style>
    <style:style style:name="gr5" style:family="graphic">
      <style:graphic-properties draw:stroke="solid" svg:stroke-width="0.026cm" svg:stroke-color="#000000" draw:marker-start="" draw:marker-end="" draw:fill="none" fo:padding-top="0.012cm" fo:padding-bottom="0.012cm" fo:padding-left="0.012cm" fo:padding-right="0.012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33cm" fo:min-width="1.961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633cm" fo:min-width="1.365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635cm" fo:min-width="0.288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635cm" fo:min-width="0.884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633cm" fo:min-width="0.344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633cm" fo:min-width="0.145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633cm" fo:min-width="0.175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633cm" fo:min-width="0.288cm" fo:padding-top="0cm" fo:padding-bottom="0cm" fo:padding-left="0cm" fo:padding-right="0cm" style:run-through="foreground"/>
    </style:style>
    <style:style style:name="gr14" style:family="graphic">
      <style:graphic-properties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width="0.037cm" svg:stroke-color="#ffffff" draw:marker-start="" draw:marker-end="" draw:fill="solid" draw:fill-color="#ffffff" fo:padding-top="0.018cm" fo:padding-bottom="0.018cm" fo:padding-left="0.018cm" fo:padding-right="0.018cm" style:run-through="foreground"/>
    </style:style>
    <style:style style:name="gr16" style:family="graphic">
      <style:graphic-properties draw:stroke="none" draw:marker-start="" draw:marker-end="" draw:fill="solid" draw:fill-color="#e5e5e5" style:run-through="foreground"/>
    </style:style>
    <style:style style:name="gr17" style:family="graphic">
      <style:graphic-properties draw:stroke="solid" svg:stroke-width="0.018cm" svg:stroke-color="#f2f2f2" draw:marker-start="" draw:marker-end="" draw:fill="none" fo:padding-top="0.009cm" fo:padding-bottom="0.009cm" fo:padding-left="0.009cm" fo:padding-right="0.009cm" style:run-through="foreground"/>
    </style:style>
    <style:style style:name="gr18" style:family="graphic">
      <style:graphic-properties draw:stroke="solid" svg:stroke-width="0.037cm" svg:stroke-color="#ffffff" draw:marker-start="" draw:marker-end="" draw:fill="none" fo:padding-top="0.018cm" fo:padding-bottom="0.018cm" fo:padding-left="0.018cm" fo:padding-right="0.018cm" style:run-through="foreground"/>
    </style:style>
    <style:style style:name="gr19" style:family="graphic">
      <style:graphic-properties draw:stroke="solid" svg:stroke-width="0.037cm" svg:stroke-color="#333333" draw:marker-start="" draw:marker-end="" draw:fill="none" fo:padding-top="0.018cm" fo:padding-bottom="0.018cm" fo:padding-left="0.018cm" fo:padding-right="0.018cm" style:run-through="foreground"/>
    </style:style>
    <style:style style:name="gr20" style:family="graphic">
      <style:graphic-properties draw:stroke="solid" svg:stroke-width="0.037cm" svg:stroke-color="#333333" draw:marker-start="" draw:marker-end="" draw:fill="solid" draw:fill-color="#ffffff" fo:padding-top="0.018cm" fo:padding-bottom="0.018cm" fo:padding-left="0.018cm" fo:padding-right="0.018cm" style:run-through="foreground"/>
    </style:style>
    <style:style style:name="gr21" style:family="graphic">
      <style:graphic-properties draw:stroke="solid" svg:stroke-width="0.076cm" svg:stroke-color="#333333" draw:marker-start="" draw:marker-end="" draw:fill="none" fo:padding-top="0.037cm" fo:padding-bottom="0.037cm" fo:padding-left="0.037cm" fo:padding-right="0.037cm" style:run-through="foreground"/>
    </style:style>
    <style:style style:name="gr22" style:family="graphic">
      <style:graphic-properties draw:stroke="none" draw:marker-start="" draw:marker-end="" draw:fill="solid" draw:fill-color="#000000"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497cm" fo:min-width="0.554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496cm" fo:min-width="0.554cm" fo:padding-top="0cm" fo:padding-bottom="0cm" fo:padding-left="0cm" fo:padding-right="0cm" style:run-through="foreground"/>
    </style:style>
    <style:style style:name="gr25" style:family="graphic">
      <style:graphic-properties draw:stroke="solid" svg:stroke-width="0.037cm" svg:stroke-color="#7f7f7f" draw:marker-start="" draw:marker-end="" draw:fill="none" fo:padding-top="0.018cm" fo:padding-bottom="0.018cm" fo:padding-left="0.018cm" fo:padding-right="0.018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497cm" fo:min-width="0.907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497cm" fo:min-width="0.774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497cm" fo:min-width="1.455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596cm" fo:min-width="2.17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591cm" fo:min-width="4.826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43">Relatedness and the effect of inbreeding on mortality in Sable Island horses</text:p>
      <text:p text:style-name="P45"/>
      <text:p text:style-name="P45"/>
      <text:p text:style-name="P45"/>
      <text:p text:style-name="P45"/>
      <text:p text:style-name="P45">By</text:p>
      <text:p text:style-name="P44">Rebecca Robertson</text:p>
      <text:p text:style-name="P45"/>
      <text:p text:style-name="P45"/>
      <text:p text:style-name="P45"/>
      <text:p text:style-name="P45"/>
      <text:p text:style-name="P45">A Thesis Submitted to</text:p>
      <text:p text:style-name="P45">Saint Mary’s University, Halifax, Nova Scotia</text:p>
      <text:p text:style-name="P45">in Partial Fulfillment of the Requirements for</text:p>
      <text:p text:style-name="P45">the Degree of <text:span text:style-name="T113">Bachelor of Science.</text:span></text:p>
      <text:p text:style-name="P45"/>
      <text:p text:style-name="P45"/>
      <text:p text:style-name="P45"/>
      <text:p text:style-name="P45"/>
      <text:p text:style-name="P33"><field:fieldmark-start/><text:span text:style-name="T128">March 2015</text:span><text:span text:style-name="Comment_20_Reference"><text:span text:style-name="T127">￹</text:span></text:span><text:span text:style-name="T127"> </text:span><text:span text:style-name="T126">Halifax, Nova Scotia</text:span></text:p>
      <text:p text:style-name="P45"/>
      <text:p text:style-name="P45"/>
      <text:p text:style-name="P45"/>
      <text:p text:style-name="P45"/>
      <text:p text:style-name="P45">Cop<text:span text:style-name="T108">yright</text:span><text:span text:style-name="T110"> Rebecca Robertson, 2015</text:span></text:p>
      <text:p text:style-name="P45"/>
      <text:p text:style-name="P79"><text:span text:style-name="Comment_20_Reference"><text:span text:style-name="T129"><office:annotation office:name="__Fieldmark__2098_617985394"><dc:creator>hcook2</dc:creator><dc:date>2005-12-13T15:54:00</dc:date><text:sender-initials>h</text:sender-initials><text:p text:style-name="P91"><text:span text:style-name="T159">Add or remove lines for additional supervisors, advisors, examiners, readers or anyone else on the thesis committee as needed.</text:span></text:p><text:p text:style-name="P91"><text:span text:style-name="T159"/></text:p></office:annotation></text:span></text:span><text:span text:style-name="T126">Approved</text:span><text:span text:style-name="Comment_20_Reference"><text:span text:style-name="T126">:</text:span></text:span><office:annotation-end office:name="__Fieldmark__2098_617985394"/><text:span text:style-name="T126"> <text:s/><text:tab/></text:span><text:span text:style-name="T130">[supervisor’s name. <text:s/></text:span></text:p>
      <text:p text:style-name="P81">No signatures]</text:p>
      <text:p text:style-name="P81">[supervisor’s title]</text:p>
      <text:p text:style-name="P82"/>
      <text:p text:style-name="P82"/>
      <text:p text:style-name="P80">Approved: <text:tab/><text:span text:style-name="T114">[supervisor’s name. </text:span></text:p>
      <text:p text:style-name="P81">No signatures]</text:p>
      <text:p text:style-name="P81">[supervisor’s title]</text:p>
      <text:p text:style-name="P82"/>
      <text:p text:style-name="P82"/>
      <text:p text:style-name="P80"/>
      <text:p text:style-name="P31"><text:span text:style-name="T126"><text:tab/><text:tab/><text:tab/><text:tab/><text:tab/><text:tab/><text:tab/>Date:<text:tab/> <text:s text:c="6"/></text:span><field:fieldmark-start/><text:span text:style-name="T131">[Date here</text:span><text:span text:style-name="Comment_20_Reference"><text:span text:style-name="T126">]</text:span></text:span></text:p>
      <text:p text:style-name="P46"/>
      <text:p text:style-name="P46"/>
      <text:p text:style-name="P47"/>
      <text:p text:style-name="P47"/>
      <text:p text:style-name="P78"/>
      <text:p text:style-name="P72">Relatedness and the effect of inbreeding on mortality in Sable Island horses</text:p>
      <text:p text:style-name="P34"/>
      <text:p text:style-name="P34">by <text:span text:style-name="T111">Rebecca Robertson</text:span></text:p>
      <text:p text:style-name="P34"/>
      <text:p text:style-name="P34"><text:span text:style-name="T83">Abstract</text:span> </text:p>
      <text:p text:style-name="P34"/>
      <text:p text:style-name="P32">[Write abstract here, 300 words maximum]</text:p>
      <text:p text:style-name="P48"/>
      <text:p text:style-name="P76"><text:span text:style-name="T105">Introduction</text:span></text:p>
      <text:p text:style-name="P51"><text:span text:style-name="T51"><text:tab/>The use of genetic analyses alongside traditional field methods when studying reproductive strategies has become common. Using both methods gives greater insight into mating systems than either alone, as using only observational field methods may not accurately depict the situation (Coltman </text:span><text:span text:style-name="T53">et al.</text:span><text:span text:style-name="T51"> 1999) either due to difficulties in observation or unobservable factors. This combination has led to a better understanding of reproductive success in animals and greater accuracy when assigning paternity and assessing mating structure due to the greater accuracy in revealing paternity and relatedness afforded by genetic analysis (Hughes 1998). </text:span><text:span text:style-name="T2">Observing all copulations of an individual can be a near impossible task; matings that occur outside of cohorts, at night or not on land can all present issues due to the difficulty involved in observing sneak or otherwise hidden copulations. This may lead to inaccuracies when assigning individual paternities and describing reproductive strategies. Post-copulatory mating strategies, such as sperm competition, compound the issue further as they occur within the female reproductive tract and are not directly observable (Preston </text:span><text:span text:style-name="T3">et al.</text:span><text:span text:style-name="T2"> 2002).</text:span></text:p>
      <text:p text:style-name="P47"/>
      <text:p text:style-name="P51"><text:span text:style-name="T51"><text:tab/>Genetic analyses often challenge existing hypothesis on the mating strategy of a species rather than build upon them. Extra-pair paternity is often revealed and what is assumed to be the mating system of a species does not always reflect the actions of the individuals within that species (Hughes 1998).</text:span><text:span text:style-name="T42"> </text:span><text:span text:style-name="T2">A species may exhibit one kind of mating system, such as monogamy (Foerster </text:span><text:span text:style-name="T3">et al. </text:span><text:span text:style-name="T2">2003) or polygamy (DeYoung </text:span><text:span text:style-name="T3">et al. </text:span><text:span text:style-name="T2">2009). Individuals, particularly females, may seek mates outside of those they are currently in cohort with in order to improve the quality of her offspring (Brown 1997). Females who </text:span><text:soft-page-break/><text:span text:style-name="T2">exhibit promiscuity often increase the heterozygosity of their offspring (Gasparini and Pilastro 2011), avoiding the negative effects associated with inbreeding. Levels of extra-pair mating can be estimated through examination of the costs and the benefits of such an action (Petrie and Kempenaers 1998), however relatedness and paternity cannot be accurately estimated without the use of molecular means. </text:span></text:p>
      <text:p text:style-name="P10"/>
      <text:p text:style-name="P11">Field and Molecular Data</text:p>
      <text:p text:style-name="P51"><text:span text:style-name="T51"><text:tab/>While observational studies may provide an accurate assessment of </text:span><text:span text:style-name="T56">relatedness </text:span><text:span text:style-name="T51">in some species it is not sufficient to fully explain the mating systems of others. In Soay sheep, </text:span><text:span text:style-name="T95">Ovis aries,</text:span><text:span text:style-name="T51"> less than a third of those males seen in consort with an ewe were found to be the sire of her offspring when paternity was tested through molecular means. Although those males seen in consort were still significantly more likely to the be the sire than a randomly chosen male it illustrates the deficiencies in relying on observations alone (Coltman </text:span><text:span text:style-name="T53">et al.</text:span><text:span text:style-name="T51"> 1999). This is seen in other species such as seals (Worthington Wilmer 1999; Coltman </text:span><text:span text:style-name="T53">et al. </text:span><text:span text:style-name="T51">1998 ), for example, due to the fact that some of their activity occurs under water. </text:span><text:span text:style-name="T2">Observing copulations that occur outside of consorts can often be difficult except by means of continual observation of an individual and even then if a female were to mate multiple times no conclusive determination of paternity can be reached. Where continual observation of individuals is often not feasible or even possible the use of molecular means becomes essential.</text:span><text:span text:style-name="T51"> </text:span></text:p>
      <text:p text:style-name="P47"/>
      <text:p text:style-name="P51"><text:span text:style-name="T51"><text:tab/>The study of Soay sheep also exemplifies the importance of sperm competition as a factor in reproductive success; the size of their testes and number of sperm have been shown to impact the number of offspring sired (Preston </text:span><text:span text:style-name="T53">et al.</text:span><text:span text:style-name="T51"> 2002). The importance of </text:span><text:soft-page-break/><text:span text:style-name="T51">sperm competition was first examined in insect models and is important when multiple males are mating with the same female and thus multiple sperm competing for the same ova (Parker 1970). <text:s/>Those species which exhibit promiscuity put more energy into sperm competition than those who remain monogamous due to the increased likelihood of multiple males mating with the same female (Simmons &amp; Fitzpatrick 2012), resulting in traits such as larger testis and thus more sperm producing seminiferous tissue (Preston </text:span><text:span text:style-name="T53">et al.</text:span><text:span text:style-name="T51"> 2002; Lüpold </text:span><text:span text:style-name="T53">et al.</text:span><text:span text:style-name="T51"> 2009). This morphological adaptation as well as other changes to the male reproductive system and reproductive strategies among those animals that are subject to sperm competition has been seen not only in the Soay sheep but a variety of animals including house mice (Firman &amp; Simmons 2008), fruit flies (Moatt</text:span><text:span text:style-name="T53"> et al.</text:span><text:span text:style-name="T51"> 2014), Monarch butterflies (Solensky and Oberhauser 2009), fish (Smith </text:span><text:span text:style-name="T53">et al.</text:span><text:span text:style-name="T51"> 2009) and primates, including humans (Harcourt </text:span><text:span text:style-name="T53">et al.</text:span><text:span text:style-name="T51"> 1981).</text:span><text:span text:style-name="T42"> </text:span><text:span text:style-name="T51">Post-copulatory mechanisms of sexual selection and their success can not be measured through behavioral observations alone as they occur within the female's reproductive tract and must be examined through other means.</text:span><text:span text:style-name="T2"> </text:span></text:p>
      <text:p text:style-name="P10"/>
      <text:p text:style-name="P51"><text:span text:style-name="T2"><text:tab/>The inaccuracies involved with relying on observation and previously existing paradigm</text:span><text:span text:style-name="T51">s for analyses of reproductive success do not solely apply to the Soay sheep . Other species whose mating systems are not accurately described through observation of copulation frequency and social mating system include the North Atlantic right whale, </text:span><text:span text:style-name="T95">Eubalaena glacialis,</text:span><text:span text:style-name="T51"> (Frasier</text:span><text:span text:style-name="T53"> et al.</text:span><text:span text:style-name="T51"> 2007); grey seal, </text:span><text:span text:style-name="T95">Halichoerus grypus</text:span>,<text:span text:style-name="T51"> (Worthington Wilmer 1999) and harbour seal, </text:span><text:span text:style-name="T95">Phoca vitulina</text:span>,<text:span text:style-name="T51"> (Coltman </text:span><text:span text:style-name="T53">et al. </text:span><text:span text:style-name="T51">1998) due to the inherent difficulties in observing aquatic behaviours as well as the white-tailed deer, </text:span><text:span text:style-name="T53">Odocoileus virginianus </text:span><text:span text:style-name="T51">(DeYoung </text:span><text:span text:style-name="T53">et al. </text:span><text:span text:style-name="T51">2009); and red winged blackbird, </text:span><text:span text:style-name="T95">Agelaius phoeniceus</text:span>,<text:span text:style-name="T51"> </text:span><text:soft-page-break/><text:span text:style-name="T51">(Gibbs </text:span><text:span text:style-name="T53">et al. </text:span><text:span text:style-name="T51">1990). Conversely, the parentage of red deer, </text:span><text:span text:style-name="T53">Cervus elaphus</text:span><text:span text:style-name="T51"> (Pemberton </text:span><text:span text:style-name="T53">et al.</text:span><text:span text:style-name="T51"> 1992); lions, </text:span><text:span text:style-name="T53">Panthera leo</text:span><text:span text:style-name="T51"> (Gilbert</text:span><text:span text:style-name="T53"> et al.</text:span><text:span text:style-name="T51"> 1991); and black vultures, </text:span><text:span text:style-name="T53">Coragyps atratus</text:span><text:span text:style-name="T51"> (Decker</text:span><text:span text:style-name="T57"> </text:span><text:span text:style-name="T53">et al. </text:span><text:span text:style-name="T51">1993) often have nearly identical social and genetic mating systems with little infidelity. <text:s/></text:span><text:span text:style-name="T2">There are benefits to infidelity and extra-pair matings for females in the form of increased fitness of their offspring, particularly if the male she is paired with is genetically similar due to social restrictions on mate choice (Blomqvist 2002) or a male of relative poor quality (Petrie and Kempenaers 1998; Brown 1997). </text:span></text:p>
      <text:p text:style-name="P51"/>
      <text:p text:style-name="P51"><text:span text:style-name="T2"><text:tab/>The amount of extra-pair mating that occurs can be estimated through looking at the costs and benefits of infidelity to the female. Apart from increasing the genetic diversity of offspring, extra pair mating may reduce the cost of mate loss and temporary partner infertility in species with high mating frequencies (Petrie and Kempenaers 1998) as well as reducing the risk of male coercion, infanticide and male harassment (Clutton- Brock &amp; Parker, 1995) <text:s/>and increasing male parental investment and access to resources held by males (</text:span><text:bookmark-start text:name="__DdeLink__9273_186056927"/><text:span text:style-name="T2">Jennions and Petrie 2000)</text:span><text:bookmark-end text:name="__DdeLink__9273_186056927"/><text:span text:style-name="T2">. Extra-pair mating does not come solely with benefits, however, as infidelity may incur costs to the female. The energy used and risk taken to simply seek out another partner may be costly (Petrie and Kempenaers 1998) as well as the energy cost and risk of injury and disease transmission from the act of mating itself (Jennions and Petrie 2000). Loss of male investment may also occur as a result extra-pair paternity (Westneat and Sargent 1996).</text:span></text:p>
      <text:p text:style-name="P51"/>
      <text:p text:style-name="P57">In<text:span text:style-name="T103">breeding</text:span></text:p>
      <text:p text:style-name="P52"><text:span text:style-name="T2"><text:tab/>Females who breed with multiple males often have better quality offspring. Promiscuous females on average birth more offspring than less promiscuous females and </text:span><text:soft-page-break/><text:span text:style-name="T2">those offspring often have better survival rates, disease resistance and growth rate (Brown 1997; <text:s/>Tregenza and Wedell 2002). They also avoid some of the negative effects of inbreeding in cases where one of the males bred with were closely related, likely due to differential fertilization in favor of unrelated males (Tregenza and Wedell 2002; Gasparini and Pilastro 2011). Avoiding inbreeding increases fitness in offspring as it increases heterozygosity and avoids the expression of deleterious recessive alleles, one of the major causes of inbreeding depression (Charlesworth and Charlesworth 1999). Inbred offspring have been shown to be selected against, either as a result of the expression of lethal equivalents (Ralls, Ballou and Templeton 1988), increased susceptibility to disease, pathogens and parasites (Acevedo-Whitehouse </text:span><text:span text:style-name="T3">et al</text:span><text:span text:style-name="T2">. 2003; Coltman </text:span><text:span text:style-name="T3">et al.</text:span><text:span text:style-name="T2"> 1999), </text:span><text:span text:style-name="T8">or susceptibility to environmental conditions (Keller </text:span><text:span text:style-name="T4">et al.</text:span><text:span text:style-name="T8"> 1994)</text:span><text:span text:style-name="T2">. </text:span><text:span text:style-name="T9">Environmental conditions such as weather can have significant impacts on mortality, with harsh winters often having </text:span><text:span text:style-name="T10">negative effects on the survival of young offspring (Adams </text:span><text:span text:style-name="T5">et al.</text:span><text:span text:style-name="T10"> 1995).</text:span></text:p>
      <text:p text:style-name="P51"/>
      <text:p text:style-name="P49">Horses</text:p>
      <text:p text:style-name="P3"><text:span text:style-name="T132"><text:tab/>There are seven extant equids of which horses exist as one of two subspecies of </text:span><text:span text:style-name="T133">Equus ferus</text:span><text:span text:style-name="T134">. There are two categories of social system within the genus; one being those that form no permanent associations with males that are territorial. This includes the African wild ass, </text:span><text:span text:style-name="T133">Equus africanus;</text:span><text:span text:style-name="T134"> Greyv's zebra, </text:span><text:span text:style-name="T133">Equus grevyi</text:span><text:span text:style-name="T134">; and onager, </text:span><text:span text:style-name="Emphasis"><text:span text:style-name="T126">Equus hemionus </text:span></text:span><text:span text:style-name="Emphasis"><text:span text:style-name="T134">(Klingel, 1975). Equids that form cohorts that last multiple breeding seasons, usually in the form of polygynous groups referred to as harems, and are non territorial include the mountain zebra, </text:span></text:span><text:span text:style-name="Emphasis"><text:span text:style-name="T133">Equus zebra</text:span></text:span><text:span text:style-name="Emphasis"><text:span text:style-name="T134">; plains zebra, </text:span></text:span><text:span text:style-name="Emphasis"><text:span text:style-name="T133">Equus quagga</text:span></text:span><text:span text:style-name="Emphasis"><text:span text:style-name="T134">; </text:span></text:span><text:span text:style-name="Emphasis"><text:span text:style-name="T39"><text:s/></text:span></text:span><text:span text:style-name="Emphasis"><text:span text:style-name="T40">Przewalski's horse, </text:span></text:span><text:span text:style-name="Emphasis"><text:span text:style-name="T39">Equus ferus przewalskii</text:span></text:span><text:span text:style-name="Emphasis"><text:span text:style-name="T41">;</text:span></text:span><text:span text:style-name="Emphasis"><text:span text:style-name="T40"> and the </text:span></text:span><text:span text:style-name="T132">horse, </text:span><text:span text:style-name="T133">Equus ferus caballus </text:span><text:span text:style-name="T134">(Klingel, 1975)</text:span><text:span text:style-name="T133">.</text:span><text:span text:style-name="T132"> </text:span></text:p>
      <text:p text:style-name="P47"><text:tab/></text:p>
      <text:p text:style-name="P56"><text:soft-page-break/><text:span text:style-name="T51"><text:tab/>Although often considered in a domestic context, horses once existed as wild animals across North America and Europe and now exist as both domestic and feral populations. <text:s/>Horses are polygynous animals that form stable bands with one or two band stallions and a harem of one or more mares, forming the basis of their reproductive unit (McCort 1977). </text:span><text:span text:style-name="T58">Changes in membership that do occur are often a result of the dispersal of juvenile horses </text:span><text:span text:style-name="T62">rather than adult horses changing bands</text:span><text:span text:style-name="T58"> </text:span><text:span text:style-name="T14">(Feist and McCullough 1975). </text:span><text:span text:style-name="T16">Mares </text:span><text:span text:style-name="T17">may be</text:span><text:span text:style-name="T16"> aggressive towards juveniles of both sexes, particularly if their mothers were not of high status within the band, </text:span><text:span text:style-name="T17">pressuring them to disperse</text:span><text:span text:style-name="T16"> (Rutberg and </text:span><text:span text:style-name="T17">Keiper 1993</text:span><text:span text:style-name="T16">). </text:span><text:span text:style-name="T17">Female dispersal, however is associated with the first oestrus rather than aggression by residents of the maternal group (Rutberg and Keiper 1993) </text:span><text:span text:style-name="T19">and some studies have reported little aggression towards females prior to their dispersal, except from band stallions (Monard </text:span><text:span text:style-name="T6">et al. </text:span><text:span text:style-name="T13">1996).</text:span><text:span text:style-name="T17"> </text:span><text:span text:style-name="T19">M</text:span><text:span text:style-name="T17">ales </text:span><text:span text:style-name="T19">do</text:span><text:span text:style-name="T17"> receive more aggression in attempts to evict them as they are both competition for the band stallion and may sexually harass </text:span><text:span text:style-name="T18">females</text:span><text:span text:style-name="T17"> within the group (Linklater et al 1999)</text:span><text:span text:style-name="T16">. </text:span><text:span text:style-name="T14"><text:s/></text:span></text:p>
      <text:p text:style-name="P56"/>
      <text:p text:style-name="P56"><text:span text:style-name="T14"><text:tab/></text:span><text:span text:style-name="T19">Females who disperse are often quickly accepted into a band; in one study 80% became a part of existing harems, while the remaining 20% formed new groups with bachelor stallions (Monard </text:span><text:span text:style-name="T6">et al.</text:span><text:span text:style-name="T19"> 1996). </text:span><text:span text:style-name="T20">Unlike females, not all males become a part of bands; t</text:span><text:span text:style-name="T2">hose males that are not often form less stable bachelor groups after</text:span><text:span text:style-name="T51"> </text:span><text:span text:style-name="T63">dispersing </text:span><text:span text:style-name="T64">from</text:span><text:span text:style-name="T51"> their family group or </text:span><text:span text:style-name="T64">losing their position as band stallion.</text:span><text:span text:style-name="T58"> Others</text:span><text:span text:style-name="T51"> simply exist as solitary animals in the case of some older males. They may be ousted from their position by another male (McCort 1977) as bachelor males will attempt to steal females or entire harems from band stallions in an attempt to increase their reproductive success </text:span><text:span text:style-name="T2">(Feist and McCullough 1975). </text:span></text:p>
      <text:p text:style-name="P71"><text:soft-page-break/></text:p>
      <text:p text:style-name="P51"><text:span text:style-name="T51"><text:tab/>Most males may not successfully reproduce during their lifetimes except by means of sneak copulation</text:span><text:span text:style-name="T2">s. This is</text:span><text:span text:style-name="T51"> due to the unequal sex ratios inherent in a polygynous group and the relatively stable composition of horse bands, leading to unequal access to females</text:span><text:span text:style-name="T2">.</text:span><text:span text:style-name="T43"> </text:span><text:span text:style-name="T2">Accessing mares from another stallion's harem may prove a difficult task as many attempts result in aggressive encounters between males, ranging from threat displays to actual fighting. Interaction between a stallion's harem and a bachelor band will often result in an aggressive response from the band stallion, however actual fighting usually results from the approach of a solitary male (Feist and McCullough 1975; McCort 1977). This aggressive defense of the harem by the stallion may discourage infidelity by driving off outside males and making it difficult for them to reproduce. </text:span></text:p>
      <text:p text:style-name="P10"/>
      <text:p text:style-name="P47"><text:tab/>Field studies on feral horses have concluded that mares most often breed with their band stallions (Feist and McCullough 1975; Rubenstein 1981) however matings with stallions outside of the band do occur. <text:s/>In a group of feral horses in the Red Desert approximately 85.7% (n=21) of matings by mares in bands with a single male were with that band stallion and 91% (n=81) of matings in multiple male bands were with one of the band stallions (Miller 1981). <text:s/>In feral horses in Pyror Mountain 87.5% (n=8) of matings observed were with the band stallions (Feist and McCullough 1976). These observational studies have all found consistently high fidelity to band stallions and suggest, at least based on observations, that the offspring born within the band most likely belong to those stallions. </text:p>
      <text:p text:style-name="P47"/>
      <text:p text:style-name="P51"><text:span text:style-name="T51"><text:tab/>Paternity analyses combining both molecular and traditional field methods have </text:span><text:soft-page-break/><text:span text:style-name="T51">found that mares have a relatively high fidelity to the band stallions. A paternity analyses using blood typing on the feral horses of Misaki, Japan found that 85% (n=99) of foals born were the offspring of the band stallion (Kaseda and Khalil 1996). An analysis of Great Basin feral horses, also using blood typing, found that 70% (n=80, excluding those who had recently been disturbed by human activity) of foals born were the offspring of the stallions in their band (Bowling and Touchberry 1990). Paternity analysis using blood type has been since replaced with more accurate means such as genotyping. Paternity cannot be proved using blood typing, however accuracy between 96-98% has been shown in recognizing incorrect paternity in some horse breeds (Bowling 1985) making the chances of incorrectly assigning paternity low although not foolproof. </text:span><text:span text:style-name="T2">Gray </text:span><text:span text:style-name="T3">et al.</text:span><text:span text:style-name="T2"> (2012), using DNA analysis, had found that only 57% (n=51) of offspring in a band belonged to the band stallion, although this may be the result of human interference as the study was preceded by a roundup of all the horses studied and it is unknown whether the horses returned to the bands they originated from. The next year of study 5/6 offspring were that of the band stallion, suggesting that the roundup may have been a factor in the apparent low fidelity in the first year of study. <text:s/>These studies would suggest fidelity in horses, while fairly high, is lower than what is predicted by observational study alone.</text:span></text:p>
      <text:p text:style-name="P10"/>
      <text:p text:style-name="P10"><text:tab/><text:span text:style-name="T66">There has been speculation that male aggression and infanticide involving unrelated foals could play a role in the often high fidelity seen in horses. It benefits a male animal to commit infanticide if the probability that the offspring is his is low, the mother may be fertilized earlier than if that offspring had lived and the probability that he sires her next offspring is increased (Van Schaik 2000). <text:s/>In order to prevent the death of her foal under these circumstances it would be in the interest of the female to mate with the </text:span><text:soft-page-break/><text:span text:style-name="T66">male she is in cohort with. <text:s/>Females invest heavily in their offspring and cannot mate as frequently as males due to the gestation period (Andersson 1994) and it is thus in the interest of their reproductive success to prevent the death of those offspring. </text:span></text:p>
      <text:p text:style-name="P38"/>
      <text:p text:style-name="P39"><text:span text:style-name="T51"><text:tab/>Infanticide has been reported in all extant Equids including horses (Gray et al. 2011) and those possessing a similar mating system such as the Przewalski’s horse (Feh &amp; Munkhtuya 2008), plains zebra (Pluháček 2000) and mountain zebra (Penzhorn 1984). Despite these findings infanticide has rarely been reported in free-living populations that have not experienced human interference (Feist and McCullough 1976; Feh &amp; Munkhtuya 2008). Only one attempt has been recorded; it occurred in the Virgina Mountain range in Nevada when a stallion <text:s/>attacked a foal he did not sire in what appeared to be an attempt to kill it (Gray 2009). This however is the only observed incident in a population not influenced by human interference despite extensive study and observation. </text:span></text:p>
      <text:p text:style-name="P47"/>
      <text:p text:style-name="P47"/>
      <text:p text:style-name="P49">Sable Island Horses</text:p>
      <text:p text:style-name="P51"><text:span text:style-name="T51"><text:tab/>The Sable Island horses are a small group of feral horses residing on a crescent-shaped sand bar 160 kilometers off the eastern coast of Nova Scotia (Parks Canada 2012). Their population generally numbers between 150 and 400 individuals (Lucas et al. 1991). A study by Plante, </text:span><text:span text:style-name="T53">et al</text:span><text:span text:style-name="T51"> (2007) on their </text:span><text:span text:style-name="T2">genetic diversity a</text:span><text:span text:style-name="T51">s compared to 15 Canadian breeds and 5 Spanish breeds discounted the popular theory that they arrived on the island from shipwrecked Spanish ships. Instead it was found that they were more closely related to breeds commonly found in eastern Canada, supporting the idea that they originated </text:span><text:soft-page-break/><text:span text:style-name="T51">from horses originally belonging to Acadian settlers who were forced to abandon them after the 1755 expulsion (Lucas </text:span><text:span text:style-name="T53">et al.</text:span><text:span text:style-name="T51"> 2009). <text:s/>Some time after the expulsion sixty horses were transported to the island along with other livestock by a Boston merchant, Thomas Hancock, (Christie 1980) and new horses had been occasionally introduced up until the mid-1900s (Lucas 2011). The resulting isolation from the mainland has lead to a genetic divergence from other horse breeds (Lucas </text:span><text:span text:style-name="T53">et al.</text:span><text:span text:style-name="T51"> 2009). </text:span></text:p>
      <text:p text:style-name="P47"/>
      <text:p text:style-name="P51"><text:span text:style-name="T51"><text:tab/>Despite being non-territorial the horses remain within their home ranges and do little exploration outside of that done by bachelors and avoid encounters with other bands. There is some overlap in home ranges of bands, however, as their distribution is influenced by the presence of resources such as water, vegetation and shelter (Welsh 1977). They exhibit the same mating systems as other feral horse populations, forming bands of males with harems totaling 2-10 horses, averaging 5 individuals. Most observed matings have been between band stallions and the females within his harem (Welsh 1977). Those males without harems form bachelor bands and occasionally solitary males are seen. Bands stallion will drive off bachelor males that approach his harem, although if that male </text:span><text:span text:style-name="T2">had previously been a part of the harem as a juvenile he may be accepted as a subordinate stallion. </text:span><text:span text:style-name="T51">(Plante </text:span><text:span text:style-name="T53">et al.</text:span><text:span text:style-name="T51"> 2007; Welsh 1977). <text:s/></text:span><text:span text:style-name="T59">Beyond band structure, the horses are grouped into three main subdivisions on the island rather than being distributed evenly across the island; separating into west, central and east locations (Contatsi </text:span><text:span text:style-name="T54">et al.</text:span><text:span text:style-name="T59"> 2012).</text:span></text:p>
      <text:p text:style-name="P47"/>
      <text:p text:style-name="P51"><text:span text:style-name="T51"><text:tab/>In 1960 the Sable Island horses were given protection under the Sable Island Regulations of the Canadian Shipping Act </text:span><text:span text:style-name="T2">(Province of Nova Scotia 2014)</text:span><text:span text:style-name="T51">. Since then, no </text:span><text:soft-page-break/><text:span text:style-name="T51">domestic horses have been introduced to the island and </text:span><text:span text:style-name="T123">all stud</text:span><text:span text:style-name="T51">ies have had to be non-invasive. These horses provide a unique opportunity to study an isolated population of horses and their mating behavior free of human interference and the introduction of new individuals. Most other feral horse populations have experienced some level of interference or management including parasite treatment, veterinary care (Kaseda and Khalil 1996), culling ( Bowling and Touchberry 1990) and immunocontraception (Madosky </text:span><text:span text:style-name="T53">et al</text:span><text:span text:style-name="T51">. 2010) making Sable Island horses unique in this regard. Sampling methods in other populations have often been invasive or disruptive, involving round-ups to take blood samples to be used in molecular analyses (Kaseda and Khalil 1996; Gray 2011; Bowling and Touchberry 1990). All samples from Sable Island were taken from already deceased individuals which avoids some of the issues such as band disruption that have potentially occurred in other studied populations as a result of round-ups.</text:span></text:p>
      <text:p text:style-name="P47"/>
      <text:p text:style-name="P51"><text:span text:style-name="T51"><text:tab/>The loss of the Sable Island horses would result in a loss of inter-breed genetic diversity due to the large genetic distance from their ancestral breeds despite the low diversity within the population itself (Plante </text:span><text:span text:style-name="T53">et al.</text:span><text:span text:style-name="T51"> 2007), however the importance of conserving the Sable Island horses remains up for debate. T</text:span><text:span text:style-name="T2">hey represent a unique population and are potentially useful in terms of study due to their isolation and the lack of human interference on the island and may exhibit a better representation of natural horse behavior than other populations. Despite their long residency on the island they are not native and instead are an introduced species. Feral horses are often considered nuisance animals due to negative effects on native flora and fauna (Madosky 2010) although in some instances they have been observed to increase the amount of nitrogen cycling in their environment and lead to an increase in nitrogen in plants due to their </text:span><text:soft-page-break/><text:span text:style-name="T2">grazing activity (Singer and Schoenecker 2003). <text:s/></text:span><text:span text:style-name="T15">A study by Freedman </text:span><text:span text:style-name="T7">et al.</text:span><text:span text:style-name="T15"> (2011) on the effect of horses on Sable Island showed that they impacted the composition of plant communities. Their impact on species richness and diversity, however, was limited. Th</text:span><text:span text:style-name="T2">ere is a lot sentimental value placed on the Sable Island horses and they are considered an important part of the heritage of the province by some. They were declared the provincial horse of Nova Scotia in 2008 (Province of Nova Scotia 2014).</text:span></text:p>
      <text:p text:style-name="P47"/>
      <text:p text:style-name="P49">Study Objective</text:p>
      <text:p text:style-name="P51"><text:span text:style-name="T51"><text:tab/>This study aims to assess patterns of relatedness in the Sable Island horses through the integration of field and molecular data, with the field data providing information on </text:span><text:span text:style-name="T60">location </text:span><text:span text:style-name="T51">and the molecular data providing data on relatedness. The impact of inbreeding within the population on mortality will be assessed through the integration of molecular data on individual heterozygosity and field date on age class of the deceased individuals used in the study. This study aims to assess the reproductive strategies of and impact of inbreeding on the horses of Sable Island, </text:span><text:span text:style-name="T2">an isolated population that lacks the levels human interference seen in other feral horse populations. </text:span></text:p>
      <text:p text:style-name="P51"/>
      <text:p text:style-name="P76"><text:span text:style-name="T105">Materials and Methods</text:span></text:p>
      <text:p text:style-name="P49">Sampling</text:p>
      <text:p text:style-name="P47"><text:tab/>Tissue samples of skin and muscle from deceased horses on Sable Island have been collected since 1987 by a collaborator (Zoe Lucas). Those used were stored in salt-saturated 20% DMSO solution with 0.25 M EDTA (Seutin 1991). The goal of this project is to analyze the patterns of reproductive success and genetic diversity in a representative cross-section of the population. In 2003 there was a particularly large die-off, with <text:span text:style-name="T106">255</text:span> carcasses found, and therefore this study is based on samples from that year. This would account for more than half of their population in any given year as it is generally between 150-400 horses (Lucas et al. 1991). Given that a large portion of the population would have been sampled using this sample of the horses gives a good representation of the population at that point in time. This sample would also be comprised of horses across multiple generations so that relatedness may be assessed.</text:p>
      <text:p text:style-name="P47"/>
      <text:p text:style-name="P49">DNA Extraction and Quantification</text:p>
      <text:p text:style-name="P51"><text:span text:style-name="T51"><text:tab/>Forty milligrams ± 5mg of tissue were used for each extraction using skin tissue when possible. The tissue was minced finely then placed in a mortar chilled with liquid nitrogen and ground with 100μL lysis buffer </text:span><text:span text:style-name="T2">(10 mM Tris, 0.1 M NaCl, 40 mM dithiothreitol (DTT), 10 mM </text:span>thylenediaminetetraacetic acid <text:span text:style-name="T51">(</text:span><text:span text:style-name="T2">EDTA), 2% </text:span>sodium dodecyl sulfate (<text:span text:style-name="T2">SDS))(Budowle et al. 2000)</text:span><text:span text:style-name="T51">. Samples were transferred to 1.5MmL tubes with 300μL lysis buffer. Bovine muscle placed directly in 400μL lysis buffer was used as a positive control and 400μL of lysis buffer alone was used as a negative control for each round of extractions. Samples were left at room temperature for at least four days, </text:span><text:soft-page-break/><text:span text:style-name="T51">upending frequently to mix. Proteinase K was added at 0.5U per milligram of tissue (</text:span>33.3μL of 600U/mL) and left at room temperature overnight. The next day an additional 33.3μL of proteinase K was added and samples were placed in a 65<text:span text:style-name="T47">ºC</text:span> water bath for one hour then transferred to a tray of water from the water bath to cool at room temperature for one hour. One final shot of 33.3μL of proteinase K was added and samples were left at room temperature overnight.</text:p>
      <text:p text:style-name="P47"/>
      <text:p text:style-name="P51"><text:span text:style-name="T51"><text:tab/>Extraction of DNA was done using standard phenol:chloroform procedures (Sambrook and Russell 2001). Four-hundred microliters of phenol:chloroform was added to each sample which were then upended for five minutes and centrifuged at 12,000xg for 1 minute. The top aqueous layer was transfered to a new tube. This process was repeated again with phenol:chloroform and then with chloroform alone. The DNA was then precipitated by adding 80μL of 10mM ammonium acetate and 800μL of 95% ethanol to the sample and mixing and then incubated at -20C overnight. The next day they were centrifuged at 12,000xg for 10 minutes and the ethanol supernatant was then carefully decanted, using a Kimwipe to draw out excess ethanol from the tube. One-hundred microliters of 70% ethanol was added, rolling tubes to ensure that ethanol touched all sides and any remaining salts were removed. Samples were centrifuged at 12,000xg for 10 minutes again and ethanol supernatant was decanted. Excess ethanol was removed using Kimwipe wrapped around pipette tip without disturbing the pellet. Samples were left to air dry for 10 minutes, after which 150μL of TE</text:span><text:span text:style-name="T49">0.1</text:span><text:span text:style-name="T48"> was added to suspend DNA. They were placed in a 65</text:span><text:span text:style-name="T47">ºC water bath for 5 minutes to ensure pellet was dissolved, and then stored in the freezer (-20ºC).</text:span></text:p>
      <text:p text:style-name="P40"/>
      <text:p text:style-name="P51"><text:soft-page-break/><text:span text:style-name="T51"><text:tab/>The amount of DNA obtained was estimating using specrotrophotometry. A NanoDrop 2000 was used to process standards of calf thymus at concentrations of 1ng/μL, 5ng/μL, 10ng/μL and 50ng/μL each time equipment was used to ensure accuracy of readings. Samples were then ran, using the OD</text:span><text:span text:style-name="T49">260</text:span><text:span text:style-name="T48"> and OD</text:span><text:span text:style-name="T49">280 </text:span><text:span text:style-name="T51"><text:s/>readings to assess DNA quantity and purity. <text:s/>Aliquots of samples diluted to 5ng/μL were made were made based on these readings and this standardized DNA was then amplified using sexing primers </text:span><text:span text:style-name="T47">Y53-3C, Y53-3D, P1-5EZ and P2-3EZ (Gilson et al. 1998). Samples were amplified in </text:span><text:span text:style-name="T51"><text:s/>a 15μL PCR cockt</text:span><text:span text:style-name="T47">ail</text:span><text:span text:style-name="T51"> containing 1x GoTaq® Fl</text:span><text:span text:style-name="T47">ex</text:span><text:span text:style-name="T51">i</text:span><text:span text:style-name="T47"> Buffer (Promega), 0.4mg/mL</text:span><text:span text:style-name="T51"> BSA (Invitrogen), 0.2mM</text:span><text:span text:style-name="T47"> of each d</text:span><text:span text:style-name="T51">NTP,</text:span><text:span text:style-name="T47"> 1.5mM</text:span><text:span text:style-name="T51"> MgCl2, 0.3mM of</text:span><text:span text:style-name="T50"> </text:span><text:span text:style-name="T47">each primer, <text:s/>0.05U/μL GoTaq® DNA polymerase, 1.65μL reaction water and 20ng DNA from each sample. A positive control containing 20 ng of calf thymus DNA and a negative control containing of 4μL TE0.1 was amplified each reaction as well. <text:s/>PCR condit</text:span><text:span text:style-name="T51">i</text:span><text:span text:style-name="T47">ons consisted of: 94ºC for 5 minute; 30 cycles of 94ºC for 30 seconds, 55ºC for 1 minute, and 72ºC for 1 minute; and 45 minutes at 60ºC as a final extension step. After PCR, 5μL Orange G loading dye was added to each sample of which 10μL was then loaded into a 1.5% agarose gel with 0.5μg/mL ethidium bromide. Fifteen microliters of a MassRuler™ Low Range DNA Ladder was loaded on every gel to reassess quantity by comparing intensity of bands. Gels were ran at approximately 100 volts for an hour and then visualized using an ultraviolet transilluminator.</text:span></text:p>
      <text:p text:style-name="P47"/>
      <text:p text:style-name="P41">Genotyping</text:p>
      <text:p text:style-name="P51"><text:span text:style-name="T47"><text:tab/>All samples were amplified at 17 microsatellite loci using the StockMarks® Equine Genotyping Kit (Applied Biosystems, Foster City, CA). An 11µl reaction volume was used containing the following: 1.61µl StockMarks® PCR buffer, 2.57µl dNTP mix, </text:span><text:soft-page-break/><text:span text:style-name="T47">0.32µl AmpliTaq Gold® DNA polymerase, 2.57µl amplification primer mix, 1.93µl reaction water, and 2µl of 0.5 ng/µl DNA. For each reaction, a positive control consisting of 2 µl of a 1:80 dilution of the control DNA provided with the kit and a negative control of 2µl of TE0.1 were amplified. PCR cycling conditions consisted of: 95ºC for 10 min.; 30 cycles of 95ºC for 30 sec., 60ºC for 30 sec., and 72ºC for 1 min.; and a final extension step of 72ºC for 1 hour. All PCR amplifications were conducted on Veriti® 96-well thermal cyclers (Applied Biosystems). Amplified DNA was then prepared for capillary electrophoresis by adding 2µl of PCR product to 10µl of HiDi™ formamide and 0.25µl GeneScan™ 600 LIZ® size standard (Applied Biosystems). Amplified products were then size-separated and visualized on a 3500xl Genetic Analyzer (Applied Biosystems). </text:span></text:p>
      <text:p text:style-name="P7"/>
      <text:p text:style-name="P7"><text:tab/>Samples were genotyped using the GeneMarker® software (SoftGenetics, State College, PA). Scoring of the size standard for all samples was examined to ensure that it had been scored correctly and then samples were then genotyped manually. Estimate of locus characteristics and variability were obtained using CERVUS ver<text:span text:style-name="T75">sion</text:span> 3.0.6 (Kalinowski 2007), and genotypes were tested for deviations from Hardy-Weinberg equilibrium using GENEPOP v<text:span text:style-name="T75">ersion </text:span>2.2.2 (Rousset 2008). Loci were not tested for linkage, because this kit was generated based on loci that were known to not be linked.</text:p>
      <text:p text:style-name="P7"/>
      <text:p text:style-name="P12">Relatedness</text:p>
      <text:p text:style-name="P14"><text:tab/><text:span text:style-name="T87">Using the related package for R (Pew </text:span><text:span text:style-name="T96">et al.</text:span><text:span text:style-name="T87"> 2014), relatedness was estimated with the Wang relatedness estimator (Wang 2002). All individuals were first analysed, and then males and females separately. These estimates were used to create a weighted network which was then visualized using Cytoscape (Shannon </text:span><text:span text:style-name="T96">et al.</text:span><text:span text:style-name="T87"> 2003). The full network was </text:span><text:soft-page-break/><text:span text:style-name="T87">first analysed by testing for clusters of relatedness, which was then compared to field data on location; separated into west, central and east; for each individual to test for correlation. Representation of each cluster in each location was examined by splitting the dataset by area and examining frequency of cluster membership. Transitivity of both males and females was calculated for comparison. </text:span></text:p>
      <text:p text:style-name="P15"><text:s/></text:p>
      <text:p text:style-name="P13">Inbreeding</text:p>
      <text:p text:style-name="P8"><text:tab/><text:span text:style-name="T65">Estimates of individual heterozygosity were calculated using the package GENHET version 2.3 for R (Coulon 2010) and both heterozygosity by loci and individual relatedness were used in further analyses, as well as doing the analysis for all of the individuals and then doing separate analyses for males and females. Based on field data from a collaborator (Zoe Lucas), each individual was categorized as either foal (less than one year old), juvenile (one to four years old) or adult (older than four years) and those who could not be placed in a specific age group were not used. To compare the degree of difference in inbreeding between the age classes a Bayesian equivalent of an analysis of variance (ANOVA), sometimes called a BANOVA, was conducted </text:span><text:span text:style-name="T117">(Kruschke, 2011)</text:span><text:span text:style-name="T115">. A “robust” analysis was conducted by fitting a </text:span><text:span text:style-name="T100">t</text:span><text:span text:style-name="T115"> distribution to the data, which accommodates outliers better than a normal distribution. Posterior probabilities were estimated for the following parameters: the mean and standard deviation within each age class; the differences in these values between the age classes; and the effect size of each age class (the degree to which inbreeding coefficients tend to increase or decrease in relation to each age class). Prior probabilities for the model were chosen based on the recommendations in </text:span><text:span text:style-name="T117">(Kruschke, 2011)</text:span><text:span text:style-name="T115">. They were then estimated by simultaneously running three MCMC chains with a burn-in of 10,000 steps and 20,000 saved steps, </text:span><text:soft-page-break/><text:span text:style-name="T115">where data were recorded for every 25</text:span><text:span text:style-name="T120">th</text:span><text:span text:style-name="T115"> step. <text:s/>Chain convergence and model performance were evaluated through the visual examination of trace plots and autocorrelation plots, and estimates of effective sample sizes. The model was run multiple times to ensure estimates did not change across runs. </text:span></text:p>
      <text:p text:style-name="P86"><text:span text:style-name="T83">General Approach for Statistical Analyses</text:span></text:p>
      <text:p text:style-name="P36">There has been increasing recognition, across a range of scientific disciplines, that there are several shortcomings to relying on p-values for hypothesis testing, and that in several situations doing so can result in incorrect conclusions about the data <text:span text:style-name="T116">(Anderson </text:span><text:span text:style-name="T99">et al.</text:span><text:span text:style-name="T116">, 2001; Gigerenzer, 2004; Guthery, 2008; Kruschke, 2012)</text:span>. Although there is not a single “silver bullet” method that alleviates all of the problems with p-values without introducing its own inherent limitations <text:span text:style-name="T116">(Gigerenzer and Marewski, 2015)</text:span>, Bayesian analyses provide an attractive alternative, where inferences about the data can be made in a probabilistic manner <text:span text:style-name="T116">(Wade, 2000; Kruschke, 2011, </text:span><text:bookmark text:name="_GoBack"/><text:span text:style-name="T116">2012)</text:span>. Although analytically complex, computational resources now exist, such as R (R Core Team 2014) and JAGS (Plummer 2003), that make it possible to build analytical models and conduct Markov chain Monte Carlo (MCMC) estimation in a relatively manner. These tools were used for analyses throughout this thesis. </text:p>
      <text:p text:style-name="P36"/>
      <text:p text:style-name="P36"><text:span text:style-name="T83">Analysis of Inbreeding</text:span></text:p>
      <text:p text:style-name="P36">To statistically compare the degree of inbreeding between the different age classes I conducted a Bayesian equivalent of an analysis of variance (ANOVA), sometimes called a BANOVA, as described in <text:span text:style-name="T116">(Kruschke, 2011)</text:span>. Briefly, a “robust” analysis was conducted by fitting a <text:span text:style-name="T94">t</text:span> distribution to the data, which accommodates outliers better than a normal distribution. Posterior probabilities were estimated for the following parameters: the mean and standard deviation within each age class; the differences in these values between the age classes; and the effect size of each age class (the degree to which inbreeding coefficients tend to increase or decrease in relation to each age class). Prior probabilities for the model were chosen based on the recommendations in <text:span text:style-name="T116">(Kruschke, 2011)</text:span>. Posterior probabilities were estimated based on simultaneously running three MCMC chains with a burn-in of 20,000 steps and 20,000 saved steps, where data were recorded for every 25<text:span text:style-name="T118">th</text:span> step. <text:s/>Chain convergence and model performance were evaluated in three ways: (1) visual examination of trace plots, (2) visual examination of autocorrelation plots; and (3) estimates of effective sample sizes. Additionally, the model was run multiple times to ensure estimates did not change across runs. </text:p>
      <text:p text:style-name="P36"/>
      <text:p text:style-name="P36">Things to include in the results:</text:p>
      <text:list xml:id="list8699656345232080834" text:style-name="WWNum1">
        <text:list-item>
          <text:p text:style-name="P88">What the HDI is and why you looked at it</text:p>
        </text:list-item>
        <text:list-item>
          <text:p text:style-name="P88">Data from “nu” that suggested our data were fairly normally distributed (did not contain outliers) – don’t discuss this in detail though, just mention that “analyses of the data indicated that …”</text:p>
        </text:list-item>
      </text:list>
      <text:p text:style-name="P36"><text:s/></text:p>
      <text:p text:style-name="P36"/>
      <text:p text:style-name="P83"><text:span text:style-name="T116">Anderson D, Link W, Johnson D, Burnham K (2001). Suggestions for presenting the results of data analyses. </text:span><text:span text:style-name="T99">The Journal of Wildlife Management</text:span><text:span text:style-name="T116"> </text:span><text:span text:style-name="T86">65</text:span><text:span text:style-name="T116">: 373–378.</text:span></text:p>
      <text:p text:style-name="P83"><text:span text:style-name="T116">Gigerenzer G (2004). Mindless statistics. </text:span><text:span text:style-name="T99">The Journal of Socio-Economics</text:span><text:span text:style-name="T116"> </text:span><text:span text:style-name="T86">33</text:span><text:span text:style-name="T116">: 587–606.</text:span></text:p>
      <text:p text:style-name="P83"><text:span text:style-name="T116">Gigerenzer G, Marewski JN (2015). Surrogate Science: The Idol of a Universal Method for Scientific Inference. </text:span><text:span text:style-name="T99">Journal of Management</text:span><text:span text:style-name="T116"> </text:span><text:span text:style-name="T86">41</text:span><text:span text:style-name="T116">: 421–440.</text:span></text:p>
      <text:p text:style-name="P83"><text:span text:style-name="T116">Guthery FS (2008). Statistical Ritual Versus Knowledge Accrual in Wildlife Science. </text:span><text:soft-page-break/><text:span text:style-name="T99">Journal of Wildlife Management</text:span><text:span text:style-name="T116"> </text:span><text:span text:style-name="T86">72</text:span><text:span text:style-name="T116">: 1872.</text:span></text:p>
      <text:p text:style-name="P83"><text:span text:style-name="T116">Kruschke JK (2011). </text:span><text:span text:style-name="T99">Doing Bayesian Data Analysis</text:span><text:span text:style-name="T116">. Academic Press: Burlington, MA.</text:span></text:p>
      <text:p text:style-name="P83"><text:span text:style-name="T116">Kruschke JK (2012). Bayesian estimation supersedes the </text:span><text:span text:style-name="T99">t</text:span><text:span text:style-name="T116"> test. </text:span><text:span text:style-name="T99">Journal of Experimental Psychology</text:span><text:span text:style-name="T116">: 1–32.</text:span></text:p>
      <text:p text:style-name="P83"><text:span text:style-name="T116">Plummer M (2003). JAGS: A program for analysis of Bayesian graphical models using Gibbs sampling. Proceedings of the 3</text:span><text:span text:style-name="T119">rd</text:span><text:span text:style-name="T116"> International Workshop on Distributed Statistical Computing. March 20-22, Vienna, Austria.</text:span></text:p>
      <text:p text:style-name="P83"><text:span text:style-name="T116">R Core Team (2014). R: A language and environment for statistical computing. R Foundation for Statistical Computing, Vienna, Austria. URL http://www.R-project.org/. </text:span></text:p>
      <text:p text:style-name="P83"><text:span text:style-name="T116">Wade PR (2000). Bayesian methods in conservation biology. </text:span><text:span text:style-name="T99">Conservation Biology</text:span><text:span text:style-name="T116"> </text:span><text:span text:style-name="T86">14</text:span><text:span text:style-name="T116">: 1308–1316.</text:span></text:p>
      <text:p text:style-name="P35"/>
      <text:p text:style-name="P16"/>
      <text:p text:style-name="P73">Results</text:p>
      <text:p text:style-name="P17">Microsatellite scoring</text:p>
      <text:p text:style-name="P21"><text:tab/>Of the 17 loci amplified using <text:span text:style-name="T44">the StockMarks® Equine Genotyping Kit (Applied Biosystems, Foster City, CA), three (</text:span><text:span text:style-name="T45">HTG6, HTG7, HMS6)</text:span><text:span text:style-name="T44"> were not used as they could not be reliably scored. Two were not used (LEX3, ASB23) as they did not satisfy the Hardy-Weinberg equilibrium. All analyses were therefore based on the remaining 12 loci (VLH20, HTG4, AHT4, HMS7, AHT5, ASB2, HTG10, HMS3, HMS2, ASB17, HMS1, CA425). Of 212 samples genotyped, 208 were used as one of the remaining four failed to amplify and the other three did not have enough data to be of use.</text:span></text:p>
      <text:p text:style-name="P21"/>
      <text:p text:style-name="P18">Relatedness</text:p>
      <text:p text:style-name="P22"><text:tab/><text:span text:style-name="T81">T</text:span>hree relatedness clusters were found <text:span text:style-name="T81">within the population.</text:span> When compared to location data, little relationship between clustering and location was found (correlation coefficient= 0.0585<text:span text:style-name="T102">) </text:span>. When examining females on their own, <text:span text:style-name="T104">three clusters were found and </text:span>again little relationship was found <text:span text:style-name="T104">between clusters and location</text:span> (correlation coefficient=0.00515); however males, <text:span text:style-name="T104">which had four relatedness clusters,</text:span> showed a strong negative relationship between clustering and location (correlation coefficient=-0.184). <text:span text:style-name="T80">The transitivity for females and males were similar, at 0.63791 and 0.6025, respectively. </text:span></text:p>
      <text:p text:style-name="P22"/>
      <text:p text:style-name="P22"><text:span text:style-name="T89"><text:tab/>When comparing the connectedness of males and females using the metric of graph strength, females were slightly more connected than males (Figure </text:span><text:span text:style-name="T90">1</text:span><text:span text:style-name="T89">) and males showed slightly more variation. </text:span></text:p>
      <text:p text:style-name="P58"><draw:g text:anchor-type="char" draw:z-index="0" draw:style-name="gr1"><draw:polygon draw:style-name="gr2" svg:width="13.788cm" svg:height="11.499cm" svg:x="-0.46cm" svg:y="-0.439cm" svg:viewBox="0 0 13789 11500" draw:points="0,11500 13789,11500 13789,0 0,0"><text:p/></draw:polygon><draw:polygon draw:style-name="gr2" svg:width="4.051cm" svg:height="1.92cm" svg:x="2.338cm" svg:y="4.364cm" svg:viewBox="0 0 4052 1921" draw:points="0,1921 4052,1921 4052,0 0,0"><text:p/></draw:polygon><draw:line draw:style-name="gr3" svg:x1="2.338cm" svg:y1="5.105cm" svg:x2="6.389cm" svg:y2="5.105cm"><text:p/></draw:line><draw:line draw:style-name="gr4" svg:x1="4.362cm" svg:y1="8.363cm" svg:x2="4.362cm" svg:y2="6.285cm"><text:p/></draw:line><draw:line draw:style-name="gr4" svg:x1="4.362cm" svg:y1="1.716cm" svg:x2="4.362cm" svg:y2="4.364cm"><text:p/></draw:line><draw:line draw:style-name="gr5" svg:x1="3.348cm" svg:y1="8.362cm" svg:x2="5.374cm" svg:y2="8.362cm"><text:p/></draw:line><draw:line draw:style-name="gr5" svg:x1="3.348cm" svg:y1="1.716cm" svg:x2="5.374cm" svg:y2="1.716cm"><text:p/></draw:line><draw:polygon draw:style-name="gr5" svg:width="4.051cm" svg:height="1.92cm" svg:x="2.338cm" svg:y="4.364cm" svg:viewBox="0 0 4052 1921" draw:points="0,1921 4052,1921 4052,0 0,0"><text:p/></draw:polygon><draw:polygon draw:style-name="gr2" svg:width="4.051cm" svg:height="2.466cm" svg:x="7.399cm" svg:y="4.514cm" svg:viewBox="0 0 4052 2467" draw:points="0,2467 4052,2467 4052,0 0,0"><text:p/></draw:polygon><draw:line draw:style-name="gr3" svg:x1="7.399cm" svg:y1="5.83cm" svg:x2="11.45cm" svg:y2="5.83cm"><text:p/></draw:line><draw:line draw:style-name="gr4" svg:x1="9.428cm" svg:y1="8.446cm" svg:x2="9.428cm" svg:y2="6.983cm"><text:p/></draw:line><draw:line draw:style-name="gr4" svg:x1="9.428cm" svg:y1="1.725cm" svg:x2="9.428cm" svg:y2="4.516cm"><text:p/></draw:line><draw:line draw:style-name="gr5" svg:x1="8.413cm" svg:y1="8.444cm" svg:x2="10.439cm" svg:y2="8.444cm"><text:p/></draw:line><draw:line draw:style-name="gr5" svg:x1="8.413cm" svg:y1="1.725cm" svg:x2="10.439cm" svg:y2="1.725cm"><text:p/></draw:line><draw:polygon draw:style-name="gr5" svg:width="4.051cm" svg:height="2.466cm" svg:x="7.399cm" svg:y="4.514cm" svg:viewBox="0 0 4052 2467" draw:points="0,2467 4052,2467 4052,0 0,0"><text:p/></draw:polygon><draw:line draw:style-name="gr5" svg:x1="4.362cm" svg:y1="8.714cm" svg:x2="9.426cm" svg:y2="8.714cm"><text:p/></draw:line><draw:line draw:style-name="gr5" svg:x1="4.362cm" svg:y1="8.714cm" svg:x2="4.362cm" svg:y2="8.944cm"><text:p/></draw:line><draw:line draw:style-name="gr5" svg:x1="9.428cm" svg:y1="8.714cm" svg:x2="9.428cm" svg:y2="8.944cm"><text:p/></draw:line><draw:frame draw:style-name="gr6" draw:text-style-name="P93" svg:width="2.169cm" svg:height="0.701cm" svg:x="3.389cm" svg:y="9.176cm"><draw:text-box><text:p text:style-name="P92"><text:span text:style-name="T160">Females</text:span></text:p></draw:text-box></draw:frame><draw:line draw:style-name="gr5" svg:x1="1.426cm" svg:y1="7.337cm" svg:x2="1.426cm" svg:y2="2.167cm"><text:p/></draw:line><draw:line draw:style-name="gr5" svg:x1="1.426cm" svg:y1="7.337cm" svg:x2="1.196cm" svg:y2="7.337cm"><text:p/></draw:line><draw:line draw:style-name="gr5" svg:x1="1.426cm" svg:y1="5.616cm" svg:x2="1.196cm" svg:y2="5.616cm"><text:p/></draw:line><draw:line draw:style-name="gr5" svg:x1="1.426cm" svg:y1="3.891cm" svg:x2="1.196cm" svg:y2="3.891cm"><text:p/></draw:line><draw:line draw:style-name="gr5" svg:x1="1.426cm" svg:y1="2.167cm" svg:x2="1.196cm" svg:y2="2.167cm"><text:p/></draw:line><draw:frame draw:style-name="gr7" draw:text-style-name="P93" svg:width="1.511cm" svg:height="0.701cm" svg:x="8.746cm" svg:y="9.176cm"><draw:text-box><text:p text:style-name="P92"><text:span text:style-name="T160">Males</text:span></text:p></draw:text-box></draw:frame><draw:frame draw:style-name="gr8" draw:text-style-name="P93" svg:width="0.318cm" svg:height="0.701cm" draw:transform="rotate (1.5707963267949) translate (0.508cm 7.10847222222222cm)"><draw:text-box><text:p text:style-name="P92"><text:span text:style-name="T160">1</text:span></text:p></draw:text-box></draw:frame><draw:frame draw:style-name="gr8" draw:text-style-name="P93" svg:width="0.318cm" svg:height="0.701cm" draw:transform="rotate (1.5707963267949) translate (0.508cm 6.82625cm)"><draw:text-box><text:p text:style-name="P92"><text:span text:style-name="T160">0</text:span></text:p></draw:text-box></draw:frame><draw:frame draw:style-name="gr8" draw:text-style-name="P93" svg:width="0.318cm" svg:height="0.701cm" draw:transform="rotate (1.5707963267949) translate (0.508cm 5.38868055555556cm)"><draw:text-box><text:p text:style-name="P92"><text:span text:style-name="T160">2</text:span></text:p></draw:text-box></draw:frame><draw:frame draw:style-name="gr8" draw:text-style-name="P93" svg:width="0.318cm" svg:height="0.701cm" draw:transform="rotate (1.5707963267949) translate (0.508cm 5.10469444444444cm)"><draw:text-box><text:p text:style-name="P92"><text:span text:style-name="T160">0</text:span></text:p></draw:text-box></draw:frame><draw:frame draw:style-name="gr8" draw:text-style-name="P93" svg:width="0.318cm" svg:height="0.701cm" draw:transform="rotate (1.5707963267949) translate (0.508cm 3.66359722222222cm)"><draw:text-box><text:p text:style-name="P92"><text:span text:style-name="T160">3</text:span></text:p></draw:text-box></draw:frame><draw:frame draw:style-name="gr8" draw:text-style-name="P93" svg:width="0.318cm" svg:height="0.701cm" draw:transform="rotate (1.5707963267949) translate (0.508cm 3.37961111111111cm)"><draw:text-box><text:p text:style-name="P92"><text:span text:style-name="T160">0</text:span></text:p></draw:text-box></draw:frame><draw:frame draw:style-name="gr8" draw:text-style-name="P93" svg:width="0.318cm" svg:height="0.701cm" draw:transform="rotate (1.5707963267949) translate (0.508cm 1.94027777777778cm)"><draw:text-box><text:p text:style-name="P92"><text:span text:style-name="T160">4</text:span></text:p></draw:text-box></draw:frame><draw:frame draw:style-name="gr8" draw:text-style-name="P93" svg:width="0.318cm" svg:height="0.701cm" draw:transform="rotate (1.5707963267949) translate (0.508cm 1.65629166666667cm)"><draw:text-box><text:p text:style-name="P92"><text:span text:style-name="T160">0</text:span></text:p></draw:text-box></draw:frame><draw:frame draw:style-name="gr9" draw:text-style-name="P93" svg:width="0.978cm" svg:height="0.701cm" svg:x="6.462cm" svg:y="10.095cm"><draw:text-box><text:p text:style-name="P92"><text:span text:style-name="T160">Sex</text:span></text:p></draw:text-box></draw:frame><draw:frame draw:style-name="gr10" draw:text-style-name="P93" svg:width="0.382cm" svg:height="0.701cm" draw:transform="rotate (1.5707963267949) translate (-0.410986111111111cm 5.53508333333333cm)"><draw:text-box><text:p text:style-name="P92"><text:span text:style-name="T160">S</text:span></text:p></draw:text-box></draw:frame><draw:frame draw:style-name="gr11" draw:text-style-name="P93" svg:width="0.161cm" svg:height="0.701cm" draw:transform="rotate (1.5707963267949) translate (-0.410986111111111cm 5.19465277777778cm)"><draw:text-box><text:p text:style-name="P92"><text:span text:style-name="T160">t</text:span></text:p></draw:text-box></draw:frame><draw:frame draw:style-name="gr12" draw:text-style-name="P93" svg:width="0.193cm" svg:height="0.701cm" draw:transform="rotate (1.5707963267949) translate (-0.410986111111111cm 5.05177777777778cm)"><draw:text-box><text:p text:style-name="P92"><text:span text:style-name="T160">r</text:span></text:p></draw:text-box></draw:frame><draw:frame draw:style-name="gr13" draw:text-style-name="P93" svg:width="0.318cm" svg:height="0.701cm" draw:transform="rotate (1.5707963267949) translate (-0.410986111111111cm 4.88068055555556cm)"><draw:text-box><text:p text:style-name="P92"><text:span text:style-name="T160">e</text:span></text:p></draw:text-box></draw:frame><draw:frame draw:style-name="gr13" draw:text-style-name="P93" svg:width="0.318cm" svg:height="0.701cm" draw:transform="rotate (1.5707963267949) translate (-0.410986111111111cm 4.59845833333333cm)"><draw:text-box><text:p text:style-name="P92"><text:span text:style-name="T160">n</text:span></text:p></draw:text-box></draw:frame><draw:frame draw:style-name="gr13" draw:text-style-name="P93" svg:width="0.318cm" svg:height="0.701cm" draw:transform="rotate (1.5707963267949) translate (-0.410986111111111cm 4.31447222222222cm)"><draw:text-box><text:p text:style-name="P92"><text:span text:style-name="T160">g</text:span></text:p></draw:text-box></draw:frame><draw:frame draw:style-name="gr11" draw:text-style-name="P93" svg:width="0.161cm" svg:height="0.701cm" draw:transform="rotate (1.5707963267949) translate (-0.410986111111111cm 4.02872222222222cm)"><draw:text-box><text:p text:style-name="P92"><text:span text:style-name="T160">t</text:span></text:p></draw:text-box></draw:frame><draw:polygon draw:style-name="gr5" svg:width="10.939cm" svg:height="7.268cm" svg:x="1.426cm" svg:y="1.448cm" svg:viewBox="0 0 10940 7269" draw:points="0,7269 10940,7269 10940,0 0,0"><text:p/></draw:polygon><draw:frame draw:style-name="gr13" draw:text-style-name="P93" svg:width="0.318cm" svg:height="0.701cm" draw:transform="rotate (1.5707963267949) translate (-0.410986111111111cm 3.88761111111111cm)"><draw:text-box><text:p text:style-name="P92"><text:span text:style-name="T160">h</text:span></text:p></draw:text-box></draw:frame></draw:g><text:soft-page-break/><text:span text:style-name="T84">Figure </text:span><text:span text:style-name="T85">1</text:span><text:span text:style-name="T84">.</text:span> Connectedness of males versus females</text:p>
      <text:p text:style-name="P19"/>
      <text:p text:style-name="P19">Inbreeding and Mortality</text:p>
      <text:p text:style-name="P23"><text:tab/><text:span text:style-name="T82">Twenty-one individuals had to be excluded from analysis as their age class could not be distinguished between juvenile and adult. There was little difference in inbreeding level between age classes (Figure 2) for both heterozygosity by loci and internal relatedness. The same results were seen when split into males and females, although males foals exhibited slightly higher levels of inbreeding, however the </text:span><text:span text:style-name="T109">difference was still not large enough to say inbreeding was effecting mortality</text:span><text:span text:style-name="T82">. In addition to this, the patterns expected if inbreeding was affecting mortality was not seen in that juveniles had lower inbreeding levels than both foals and adults. The highest density interval (HDI) of the effect size for each age class, which measured increase or decrease in inbreeding coefficient, overlapped zero in all age class indicating little to no effect. This included </text:span><text:soft-page-break/><text:span text:style-name="T82">comparisons between adults and foals where differences in effect size would be expected to be highest. </text:span><text:span text:style-name="T46">Analyses of the data indicated that the data were normally distributed with no outliers. <text:s/></text:span><text:span text:style-name="T107">Trace and autocorrelation plots indicate that chains were mixing well and that autocorrelation was not occurring. </text:span></text:p>
      <text:p text:style-name="P25"/>
      <text:p text:style-name="P37">Things to include in the results:</text:p>
      <text:list xml:id="list162411744806913" text:continue-numbering="true" text:style-name="WWNum1">
        <text:list-item>
          <text:p text:style-name="P89">What the HDI is and why you looked at it</text:p>
        </text:list-item>
        <text:list-item>
          <text:p text:style-name="P90">Data from “nu” that suggested our data were fairly normally distributed (did not contain outliers) – don’t discuss this in detail though, just mention that “analyses of the data indicated that …”</text:p>
        </text:list-item>
      </text:list>
      <text:p text:style-name="P75"/>
      <text:p text:style-name="P26"><draw:g text:anchor-type="paragraph" draw:z-index="1" draw:style-name="gr14"><draw:polygon draw:style-name="gr15" svg:width="14.659cm" svg:height="9.894cm" svg:x="0.107cm" svg:y="0cm" svg:viewBox="0 0 14660 9895" draw:points="0,9895 14660,9895 14660,0 0,0"><text:p/></draw:polygon><draw:polygon draw:style-name="gr16" svg:width="13.33cm" svg:height="8.698cm" svg:x="1.108cm" svg:y="0.333cm" svg:viewBox="0 0 13331 8699" draw:points="0,8699 13331,8699 13331,0 0,0"><text:p/></draw:polygon><draw:line draw:style-name="gr17" svg:x1="1.108cm" svg:y1="8.36cm" svg:x2="14.438cm" svg:y2="8.36cm"><text:p/></draw:line><draw:line draw:style-name="gr17" svg:x1="1.108cm" svg:y1="6.033cm" svg:x2="14.438cm" svg:y2="6.033cm"><text:p/></draw:line><draw:line draw:style-name="gr17" svg:x1="1.108cm" svg:y1="3.708cm" svg:x2="14.438cm" svg:y2="3.708cm"><text:p/></draw:line><draw:line draw:style-name="gr17" svg:x1="1.108cm" svg:y1="1.381cm" svg:x2="14.438cm" svg:y2="1.381cm"><text:p/></draw:line><draw:line draw:style-name="gr18" svg:x1="1.108cm" svg:y1="7.197cm" svg:x2="14.438cm" svg:y2="7.197cm"><text:p/></draw:line><draw:line draw:style-name="gr18" svg:x1="1.108cm" svg:y1="4.871cm" svg:x2="14.438cm" svg:y2="4.871cm"><text:p/></draw:line><draw:line draw:style-name="gr18" svg:x1="1.108cm" svg:y1="2.545cm" svg:x2="14.438cm" svg:y2="2.545cm"><text:p/></draw:line><draw:line draw:style-name="gr18" svg:x1="3.609cm" svg:y1="9.031cm" svg:x2="3.609cm" svg:y2="0.333cm"><text:p/></draw:line><draw:line draw:style-name="gr18" svg:x1="7.775cm" svg:y1="9.031cm" svg:x2="7.775cm" svg:y2="0.333cm"><text:p/></draw:line><draw:line draw:style-name="gr18" svg:x1="11.939cm" svg:y1="9.031cm" svg:x2="11.939cm" svg:y2="0.333cm"><text:p/></draw:line><draw:line draw:style-name="gr19" svg:x1="3.609cm" svg:y1="3.403cm" svg:x2="3.609cm" svg:y2="1.123cm"><text:p/></draw:line><draw:line draw:style-name="gr19" svg:x1="3.609cm" svg:y1="6.192cm" svg:x2="3.609cm" svg:y2="8.592cm"><text:p/></draw:line><draw:polygon draw:style-name="gr20" svg:width="3.124cm" svg:height="2.789cm" svg:x="2.047cm" svg:y="3.403cm" svg:viewBox="0 0 3125 2790" draw:points="0,0 0,2790 3125,2790 3125,0"><text:p/></draw:polygon><draw:line draw:style-name="gr21" svg:x1="2.047cm" svg:y1="4.879cm" svg:x2="5.171cm" svg:y2="4.879cm"><text:p/></draw:line><draw:path draw:style-name="gr22" svg:width="0.096cm" svg:height="0.098cm" svg:x="7.726cm" svg:y="0.679cm" svg:viewBox="0 0 97 99" svg:d="M0 49c0-27 21-49 49-49 26 0 48 22 48 49 0 28-22 50-48 50-28 0-49-22-49-50z"><text:p/></draw:path><draw:path draw:style-name="gr21" svg:width="0.096cm" svg:height="0.098cm" svg:x="7.726cm" svg:y="0.679cm" svg:viewBox="0 0 97 99" svg:d="M0 49c0-27 21-49 49-49 26 0 48 22 48 49 0 28-22 50-48 50-28 0-49-22-49-50z"><text:p/></draw:path><draw:line draw:style-name="gr19" svg:x1="7.775cm" svg:y1="3.892cm" svg:x2="7.775cm" svg:y2="1.507cm"><text:p/></draw:line><draw:line draw:style-name="gr19" svg:x1="7.775cm" svg:y1="5.837cm" svg:x2="7.775cm" svg:y2="8.547cm"><text:p/></draw:line><draw:polygon draw:style-name="gr20" svg:width="3.124cm" svg:height="1.945cm" svg:x="6.211cm" svg:y="3.891cm" svg:viewBox="0 0 3125 1946" draw:points="0,0 0,1946 3125,1946 3125,0"><text:p/></draw:polygon><draw:line draw:style-name="gr21" svg:x1="6.211cm" svg:y1="4.869cm" svg:x2="9.335cm" svg:y2="4.869cm"><text:p/></draw:line><draw:line draw:style-name="gr19" svg:x1="11.939cm" svg:y1="4.281cm" svg:x2="11.939cm" svg:y2="1.019cm"><text:p/></draw:line><draw:line draw:style-name="gr19" svg:x1="11.939cm" svg:y1="6.46cm" svg:x2="11.939cm" svg:y2="8.635cm"><text:p/></draw:line><draw:polygon draw:style-name="gr2" svg:width="3.124cm" svg:height="2.178cm" svg:x="10.377cm" svg:y="4.281cm" svg:viewBox="0 0 3125 2179" draw:points="0,0 0,2179 3125,2179 3125,0"><text:p/></draw:polygon><draw:polygon draw:style-name="gr19" svg:width="3.124cm" svg:height="2.178cm" svg:x="10.377cm" svg:y="4.281cm" svg:viewBox="0 0 3125 2179" draw:points="0,0 0,2179 3125,2179 3125,0"><text:p/></draw:polygon><draw:line draw:style-name="gr21" svg:x1="10.377cm" svg:y1="5.044cm" svg:x2="13.501cm" svg:y2="5.044cm"><text:p/></draw:line><draw:frame draw:style-name="gr23" draw:text-style-name="P93" svg:width="0.555cm" svg:height="0.498cm" svg:x="0.632cm" svg:y="7.114cm"><draw:text-box><text:p text:style-name="P93"><text:span text:style-name="T161">0.2</text:span></text:p></draw:text-box></draw:frame><draw:frame draw:style-name="gr24" draw:text-style-name="P93" svg:width="0.555cm" svg:height="0.496cm" svg:x="0.632cm" svg:y="4.789cm"><draw:text-box><text:p text:style-name="P93"><text:span text:style-name="T161">0.4</text:span></text:p></draw:text-box></draw:frame><draw:line draw:style-name="gr25" svg:x1="1.013cm" svg:y1="7.197cm" svg:x2="1.11cm" svg:y2="7.197cm"><text:p/></draw:line><draw:line draw:style-name="gr25" svg:x1="1.013cm" svg:y1="4.871cm" svg:x2="1.11cm" svg:y2="4.871cm"><text:p/></draw:line><draw:line draw:style-name="gr25" svg:x1="1.013cm" svg:y1="2.545cm" svg:x2="1.11cm" svg:y2="2.545cm"><text:p/></draw:line><draw:line draw:style-name="gr25" svg:x1="3.609cm" svg:y1="9.129cm" svg:x2="3.609cm" svg:y2="9.031cm"><text:p/></draw:line><draw:line draw:style-name="gr25" svg:x1="7.775cm" svg:y1="9.129cm" svg:x2="7.775cm" svg:y2="9.031cm"><text:p/></draw:line><draw:line draw:style-name="gr25" svg:x1="11.939cm" svg:y1="9.129cm" svg:x2="11.939cm" svg:y2="9.031cm"><text:p/></draw:line><draw:frame draw:style-name="gr24" draw:text-style-name="P93" svg:width="0.555cm" svg:height="0.496cm" svg:x="0.632cm" svg:y="2.462cm"><draw:text-box><text:p text:style-name="P93"><text:span text:style-name="T161">0.6</text:span></text:p></draw:text-box></draw:frame><draw:frame draw:style-name="gr26" draw:text-style-name="P93" svg:width="0.907cm" svg:height="0.498cm" svg:x="3.362cm" svg:y="9.195cm"><draw:text-box><text:p text:style-name="P93"><text:span text:style-name="T161">Adult</text:span></text:p></draw:text-box></draw:frame><draw:frame draw:style-name="gr27" draw:text-style-name="P93" svg:width="0.775cm" svg:height="0.498cm" svg:x="7.53cm" svg:y="9.195cm"><draw:text-box><text:p text:style-name="P93"><text:span text:style-name="T161">Foal</text:span></text:p></draw:text-box></draw:frame><draw:frame draw:style-name="gr28" draw:text-style-name="P93" svg:width="1.456cm" svg:height="0.498cm" svg:x="11.536cm" svg:y="9.195cm"><draw:text-box><text:p text:style-name="P93"><text:span text:style-name="T161">Juvenile</text:span></text:p></draw:text-box></draw:frame><draw:frame draw:style-name="gr29" draw:text-style-name="P93" svg:width="2.17cm" svg:height="0.597cm" svg:x="7.153cm" svg:y="9.446cm"><draw:text-box><text:p text:style-name="P93"><text:span text:style-name="T162">Age Class</text:span></text:p></draw:text-box></draw:frame><draw:frame draw:style-name="gr30" draw:text-style-name="P93" svg:width="4.827cm" svg:height="0.592cm" draw:transform="rotate (1.5707963267949) translate (0.225777777777778cm 6.32354166666667cm)"><draw:text-box><text:p text:style-name="P93"><text:span text:style-name="T162">Heterozygosity by Loci</text:span></text:p></draw:text-box></draw:frame></draw:g> </text:p>
      <text:p text:style-name="P74">Discussion</text:p>
      <text:p text:style-name="P20">Relatedness</text:p>
      <text:p text:style-name="P27"><text:tab/><text:span text:style-name="T112">Although relatedness clustering was seen </text:span><text:tab/></text:p>
      <text:p text:style-name="P27"><text:tab/></text:p>
      <text:p text:style-name="P29"><text:span text:style-name="T95">Connectedness </text:span></text:p>
      <text:p text:style-name="P6"><text:span text:style-name="T126"><text:tab/></text:span><text:span text:style-name="T135">A slight difference was seen in the connectedness between males and females (Figure 1), with males showing slightly more variation. This is expected of the polygynous mating structure horses exhibit, as females are expected to have relatively equal access to mates </text:span><text:span text:style-name="T155">as most, if not all, will have a position in a band,</text:span><text:span text:style-name="T135"> while males have differential access to mate</text:span><text:span text:style-name="T154">s</text:span><text:span text:style-name="T135"> </text:span><text:span text:style-name="Emphasis"><text:span text:style-name="T137">(Klingel 1975). </text:span></text:span><text:span text:style-name="Emphasis"><text:span text:style-name="T147">Females horses do have been shown to have differential reproductive success within</text:span></text:span><text:span text:style-name="Emphasis"><text:span text:style-name="T137"> </text:span></text:span><text:span text:style-name="Emphasis"><text:span text:style-name="T147">bands </text:span></text:span><text:span text:style-name="Emphasis"><text:span text:style-name="T149">as well</text:span></text:span><text:span text:style-name="Emphasis"><text:span text:style-name="T147"> (Powell 2008), with dominant females sometimes restricting the access of females to the band stallion (Stebbins 1974). </text:span></text:span><text:span text:style-name="Emphasis"><text:span text:style-name="T149">Most of the variation is expected to result from age (Cameron </text:span></text:span><text:span text:style-name="Emphasis"><text:span text:style-name="T152">et al. </text:span></text:span><text:span text:style-name="Emphasis"><text:span text:style-name="T149">2000) and the effect of social integration, and thus reduction of harassment, on reproduction (Cameron </text:span></text:span><text:span text:style-name="Emphasis"><text:span text:style-name="T152">et al.</text:span></text:span><text:span text:style-name="Emphasis"><text:span text:style-name="T149"> 2009)</text:span></text:span><text:span text:style-name="Emphasis"><text:span text:style-name="T148">. </text:span></text:span><text:span text:style-name="Emphasis"><text:span text:style-name="T138">The males who occupy the position as band stallion </text:span></text:span><text:span text:style-name="Emphasis"><text:span text:style-name="T139">within a harem </text:span></text:span><text:span text:style-name="Emphasis"><text:span text:style-name="T138">will have more offspring and thus more close relatives than those who remain </text:span></text:span><text:span text:style-name="Emphasis"><text:span text:style-name="T146">solitary or </text:span></text:span><text:span text:style-name="Emphasis"><text:span text:style-name="T138">in bachelor bands, </text:span></text:span><text:span text:style-name="Emphasis"><text:span text:style-name="T140">particularly since males retain their position as band stallion across multiple breeding seasons, </text:span></text:span><text:span text:style-name="Emphasis"><text:span text:style-name="T145">however residency times will vary between males</text:span></text:span><text:span text:style-name="Emphasis"><text:span text:style-name="T140"> (Klingel 1975). </text:span></text:span><text:span text:style-name="Emphasis"><text:span text:style-name="T141">As well i</text:span></text:span><text:span text:style-name="Emphasis"><text:span text:style-name="T140">nfidelity is expected to be low among horses (Feist and McCullough 1976; Gray </text:span></text:span><text:span text:style-name="Emphasis"><text:span text:style-name="T151">et al.</text:span></text:span><text:span text:style-name="Emphasis"><text:span text:style-name="T140"> 2012),</text:span></text:span><text:span text:style-name="Emphasis"><text:span text:style-name="T138"> </text:span></text:span><text:span text:style-name="Emphasis"><text:span text:style-name="T142">contributing to the </text:span></text:span><text:span text:style-name="Emphasis"><text:span text:style-name="T141">disparity between access to females in males and the </text:span></text:span><text:span text:style-name="Emphasis"><text:span text:style-name="T142">greater variance in connectedness seen </text:span></text:span><text:span text:style-name="Emphasis"><text:span text:style-name="T139">since bachelor males are no</text:span></text:span><text:span text:style-name="Emphasis"><text:span text:style-name="T145">t frequently</text:span></text:span><text:span text:style-name="Emphasis"><text:span text:style-name="T139"> gaining access to females through extra-pair mating</text:span></text:span><text:span text:style-name="Emphasis"><text:span text:style-name="T142">.</text:span></text:span></text:p>
      <text:p text:style-name="P24"/>
      <text:p text:style-name="P20"><text:soft-page-break/>Inbreeding</text:p>
      <text:p text:style-name="P55"><text:span text:style-name="T21"><text:tab/></text:span><text:span text:style-name="T22">Level of inbreeding appears to have had little effect on mortality during this selection event, despite a lack of genetic diversity within the population (Plante </text:span><text:span text:style-name="T33">et al.</text:span><text:span text:style-name="T22"> 2007). </text:span><text:span text:style-name="T23">M</text:span><text:span text:style-name="T22">inimal difference was seen between the three age classes (Figure </text:span><text:span text:style-name="T24">2</text:span><text:span text:style-name="T22">) and those differences did not follow the pattern expected, given that juveniles showed lower levels of individual heterozygosity than either foals or adults. </text:span><text:span text:style-name="T23">The HDI of the effect size for each age class all included zero, </text:span><text:span text:style-name="T31">or no effect,</text:span><text:span text:style-name="T23"> as well; </text:span><text:span text:style-name="T32">this </text:span><text:span text:style-name="T31">support</text:span><text:span text:style-name="T32">s</text:span><text:span text:style-name="T31"> the conclusion that inbreeding was not an influencing factor on mortality.</text:span><text:span text:style-name="T22"> If inbreeding was impacting mortality, it would be expected that offspring exhibiting low levels of heterozygosity would die before reaching adulthood</text:span><text:span text:style-name="T25"> </text:span><text:span text:style-name="T22">(Keller </text:span><text:span text:style-name="T33">et al.</text:span><text:span text:style-name="T22"> 1994). </text:span><text:span text:style-name="T26">This would</text:span><text:span text:style-name="T22"> </text:span><text:span text:style-name="T26">result in an adult population with higher levels of heterozygosity than young individuals who had not yet lived through a </text:span><text:span text:style-name="T32">die-off</text:span><text:span text:style-name="T26"> event, </text:span><text:span text:style-name="T32">and an intermediate juvenile population.</text:span><text:span text:style-name="T26"> </text:span><text:span text:style-name="T27">The Sable Island horses go through frequent and sometimes severe population fluctuations (Lucas </text:span><text:span text:style-name="T34">et al.</text:span><text:span text:style-name="T27"> 1991), likely a result of harsh winters </text:span><text:span text:style-name="T28">(Adams </text:span><text:span text:style-name="T35">et al.</text:span><text:span text:style-name="T28"> 1995), </text:span><text:span text:style-name="T29">making it likely that most adults would have lived through at least one s</text:span><text:span text:style-name="T30">uch</text:span><text:span text:style-name="T29"> event</text:span><text:span text:style-name="T28">.</text:span></text:p>
      <text:p text:style-name="P53"/>
      <text:p text:style-name="P54"><text:tab/><text:span text:style-name="T112">Although these results indicate that the horses are not currently being affected by the levels of inbreeding in the population, it does not exclude this from being a possibility in the future. The population size is small (Lucas </text:span><text:span text:style-name="T97">et al.</text:span><text:span text:style-name="T91"> 1991) </text:span><text:span text:style-name="T93">with no influx of new indivuduals as</text:span><text:span text:style-name="T91"> their protected status prevents new horses from being taken to the island </text:span><text:span text:style-name="T11">(Province of Nova Scotia 2014), </text:span><text:span text:style-name="T12">making them genetically isolated</text:span><text:span text:style-name="T11">. This, as well as their nonrandom mating system, puts them at risk for future decrease in heterozygosity within the population and inbreeding depression </text:span>(Frankham 2004<text:span text:style-name="T11">). </text:span></text:p>
      <text:p text:style-name="P53">-<text:span text:style-name="T112">previous selection events not significant enough</text:span></text:p>
      <text:p text:style-name="P28"><text:soft-page-break/><text:tab/></text:p>
      <text:p text:style-name="P77">References</text:p>
      <text:p text:style-name="P59"/>
      <text:p text:style-name="P2"><text:span text:style-name="T124">Acevedo-Whitehouse K, Gulland F, Greig D, Amos W (2003) Disease susceptibility in California sea lions. </text:span><text:span text:style-name="T101">Nature</text:span><text:span text:style-name="T124">. 422:35</text:span></text:p>
      <text:p text:style-name="P60"/>
      <text:p text:style-name="Standard"><text:bookmark text:name="ece31250-cit-0001"/><text:span text:style-name="Citation"><text:span text:style-name="T136">Adams, LG, Singer </text:span></text:span><text:span text:style-name="Citation"><text:span text:style-name="T143">FJ</text:span></text:span><text:span text:style-name="Citation"><text:span text:style-name="T136">, Dale </text:span></text:span><text:span text:style-name="Citation"><text:span text:style-name="T143">BW</text:span></text:span><text:span text:style-name="Citation"><text:span text:style-name="T136"> </text:span></text:span><text:span text:style-name="Citation"><text:span text:style-name="T143">(</text:span></text:span><text:span text:style-name="Citation"><text:span text:style-name="T136">1995</text:span></text:span><text:span text:style-name="Citation"><text:span text:style-name="T143">)</text:span></text:span><text:span text:style-name="Citation"><text:span text:style-name="T136"> Caribou calf mortality in Denali National Park, Alaska. J</text:span></text:span><text:span text:style-name="Citation"><text:span text:style-name="T143">ournal of</text:span></text:span><text:span text:style-name="Citation"><text:span text:style-name="T136"> Wildl</text:span></text:span><text:span text:style-name="Citation"><text:span text:style-name="T143">ife</text:span></text:span><text:span text:style-name="Citation"><text:span text:style-name="T136"> Manag</text:span></text:span><text:span text:style-name="Citation"><text:span text:style-name="T143">ement</text:span></text:span><text:span text:style-name="Citation"><text:span text:style-name="T136">. 59:584–594.</text:span></text:span></text:p>
      <text:p text:style-name="P61"/>
      <text:p text:style-name="P62">Andersson M (1994) Sexual selection. Princeton University Press, Princeton</text:p>
      <text:p text:style-name="P62"/>
      <text:p text:style-name="P2"><text:span text:style-name="T36">Blomqvist D, Andersson M,</text:span><text:span text:style-name="T1"> Küp</text:span><text:span text:style-name="T36">per C, Cuthill IC, Kis J, Lanctot RB, Sandercock BK, </text:span><text:span text:style-name="T1">Székely T, Wallander J, Kempenaers B (2002)</text:span><text:span text:style-name="T36"> Genetic similarity between mates and extra-pair parentage in three species of shorebirds. </text:span><text:span text:style-name="T37">Nature.</text:span><text:span text:style-name="T36"> 419(6907):613–615.</text:span></text:p>
      <text:p text:style-name="P9"/>
      <text:p text:style-name="P2"><text:span text:style-name="T36">Bowli</text:span><text:span text:style-name="T124">ng AT (1985) The use and efficacy of horse blood typing tests. </text:span><text:span text:style-name="T101">Journal of Equine Veterinary Science</text:span><text:span text:style-name="T124">. 5(4):195-199.</text:span></text:p>
      <text:p text:style-name="P2"/>
      <text:p text:style-name="P2">Bowling AT, Touchberry RW (1990) Parentage of Great Basin Feral Horses. <text:span text:style-name="T95">The Journal of Wildlife Management</text:span>. 54(3):424-429.</text:p>
      <text:p text:style-name="P9"/>
      <text:p text:style-name="P2"><text:span text:style-name="T1">Brown JL (1997) A theory of mate choice based on heterozygosity. </text:span><text:span text:style-name="T38">Behavioral Ecology</text:span><text:span text:style-name="T1">. 8(1):60-65.</text:span></text:p>
      <text:p text:style-name="P9"/>
      <text:p text:style-name="P2"><text:span text:style-name="T1">Budowle, B., J. Smith, T. Moretti and J. DiZinno (2000) DNA Typing Protocols: Molecular Biology and Forensic Analysis. E</text:span>aton Publishing, Natick, Massachusetts.</text:p>
      <text:p text:style-name="P66"/>
      <text:p text:style-name="P66">Cameron EZ, Linklater WL, Stafford KJ, Minot EO (2000) Aging and improving reproductive success in horses: Declining residual reproductive value or just older and wiser? <text:span text:style-name="T95">Behav</text:span><text:span text:style-name="T98">ioral</text:span><text:span text:style-name="T95"> Ecol</text:span><text:span text:style-name="T98">ogy</text:span><text:span text:style-name="T95"> </text:span><text:span text:style-name="T98">and </text:span><text:span text:style-name="T95">Sociobiol</text:span><text:span text:style-name="T98">ogy</text:span>. 47:243-249. </text:p>
      <text:p text:style-name="P66"/>
      <text:p text:style-name="P70">Cameron EZ, Setsaas TH, Linklater WL, May R (2009) Social bonds between unrelated females increase reproductive success in feral horses. <text:span text:style-name="T95">National Academy of Sciences. </text:span><text:span text:style-name="T88">106(33): 13850-13853.</text:span></text:p>
      <text:p text:style-name="P2"/>
      <text:p text:style-name="P2">Charlesworth B, Charlesworth D (1999) The genetic basis of inbreeding depression.<text:span text:style-name="T95"> Genetic Research</text:span>. 74(3):329-340.</text:p>
      <text:p text:style-name="P2"/>
      <text:p text:style-name="P2">Christie, BJ (1995) The Horses of Sable Island. Pottersfield Press, Lawrencetown Beach, NS.</text:p>
      <text:p text:style-name="P2"/>
      <text:p text:style-name="P2">Clutton-Brock TH, Parker GA (1995) Sexual coercion in animal societies. <text:span text:style-name="T95">Animal Behaviour.</text:span>(49):1345–1365.</text:p>
      <text:p text:style-name="P2"/>
      <text:p text:style-name="P2">Coltman DW, Bowen WD, Wright JM (1998) Male mating success in an aquatically mating pinniped, the harbour seal (Phoca vitulina), assessed by microsatellite DNA markers. <text:span text:style-name="T95">Molecular </text:span></text:p>
      <text:p text:style-name="P2"><text:span text:style-name="T95">Ecology.</text:span> 7:627–638.</text:p>
      <text:p text:style-name="P2"><text:soft-page-break/></text:p>
      <text:p text:style-name="P2">Coltman DW, Bancroft DR, Robertson A, Smith JA, Clutton-Brock TH, Pemberton JM (1999) Male reproductive success in a promiscuous mammal: behavioural estimates compared with genetic paternity.<text:span text:style-name="T95"> Molecular Ecology.</text:span> 8:1199–1209.</text:p>
      <text:p text:style-name="P2"/>
      <text:p text:style-name="P2">Coltman DW, Pilkington JG, Smith JA, Pembreton JM (1999) Parasite-mediated selection against inbred Soay sheep in a free-living, island populaion. <text:span text:style-name="T95">Evolution. </text:span>53(4):1259-1267.</text:p>
      <text:p text:style-name="P2"/>
      <text:p text:style-name="P63"><text:span text:style-name="T125">Contatsi AL, Tissier JF, McLoughlin PD (2012) Explaining spacial heterogeneity in population dynamics and genetics from spatial variation in resources for a large herbivore.</text:span><text:span text:style-name="T92"> PloS one</text:span><text:span text:style-name="T125">. </text:span>7(10): e47858</text:p>
      <text:p text:style-name="P63"/>
      <text:p text:style-name="P64">Coulon A (2010) GENHET : an easy-to-use R function to estimate individual heterozygosity. <text:span text:style-name="T95">Molecular Ecology Resources</text:span>. 10:167–169</text:p>
      <text:p text:style-name="P2"/>
      <text:p text:style-name="P2"><text:span text:style-name="T1">Decker MD, Parker PG, Minchella DJ, Rabenold KN (1993) Monogamy in black vultures: genetic evidence from DNA fingerprinting.</text:span><text:span text:style-name="T38"> Behavioral Ecology.</text:span><text:span text:style-name="T1"> 4:29- 35. </text:span></text:p>
      <text:p text:style-name="P2"/>
      <text:p text:style-name="P2">De Young RW, Demarais S, Gee KL, Honeycutt RL, Hellickson MW, Gonzales RA (2009) Molectular evalulation of the white-tailed derr (<text:span text:style-name="T95">Odocoileus virginianus</text:span>) mating system. <text:span text:style-name="T95">Journal of Mammology.</text:span> 90(40):946-952.</text:p>
      <text:p text:style-name="P2"/>
      <text:p text:style-name="P2">Feh C, Munkhtuya B (2008) Male infanticide and paternity analyses in a socially natural herd of </text:p>
      <text:p text:style-name="P2">Przewalski’s horses: Sexual selection? <text:span text:style-name="T95">Behavioural Processes.</text:span> 78:335–339.</text:p>
      <text:p text:style-name="P2"/>
      <text:p text:style-name="P2">Feist JD, McCullough DR (1975) Reproduction in feral horses. <text:span text:style-name="T95">Journal of Reproduction and Fertility. </text:span>23(Suppl.):13.</text:p>
      <text:p text:style-name="P2"/>
      <text:p text:style-name="P2">Feist JD, McCullough DR (1976) Behavior Patterns and Communication in Feral Horses. <text:s/><text:span text:style-name="T95">Zeitschrift für Tierpsychologie</text:span><text:span text:style-name="T88">. 41: 337-371.</text:span></text:p>
      <text:p text:style-name="P2"/>
      <text:p text:style-name="Text_20_body"><text:span text:style-name="T136">Firman RC, Simmons LW (</text:span><text:span text:style-name="Citation"><text:span text:style-name="T136">2008)</text:span></text:span><text:span text:style-name="Citation"><text:span text:style-name="T126"> </text:span></text:span><text:span text:style-name="Citation"><text:span text:style-name="T136">The frequency of multiple paternity predicts variation in testes size among island populations of house mice.</text:span></text:span><text:span text:style-name="Citation"><text:span text:style-name="T126"> Evolutionary Biology. </text:span></text:span><text:span text:style-name="Citation"><text:span text:style-name="T136">21:1524–1533.</text:span></text:span></text:p>
      <text:p text:style-name="P87">Foerster K, Delhey K, Johnsen A, Lifjeld JT, Kempenaers B (2003) Females increase offspring heterozygosity and fitness through extra-pair matings. Nature. 425:714-717.</text:p>
      <text:p text:style-name="P2">Frankham R, Ballou JD, Briscoe DA (2004) <text:span text:style-name="T95">A Primer of Conservation Genetics</text:span>. Cambridge University Press, Cambridge.</text:p>
      <text:p text:style-name="P2"/>
      <text:p text:style-name="P2">Fr<text:span text:style-name="T88">asier TR, Hamilton PK, Brown MW, Conger LA, Knowlton AR, Marx MK, Slay CK, Kraus SD, White BN (2007) Patterns of male reproductive success in a highly promiscuous whale species: the endangered north Atlantic right whale. </text:span><text:span text:style-name="T95">Molecular Ecology</text:span><text:span text:style-name="T88">. 16:5277-5293.</text:span></text:p>
      <text:p text:style-name="P2"/>
      <text:p text:style-name="P2"><text:soft-page-break/><text:span text:style-name="T88">Freedman B, Catling PM, Lucas Z (2011) </text:span><text:bookmark-start text:name="__DdeLink__13704_186056927"/><text:span text:style-name="T88">Effects of feral horses on vegetation of Sable Island, Nova Scotia</text:span><text:bookmark-end text:name="__DdeLink__13704_186056927"/><text:span text:style-name="T88">. </text:span><text:span text:style-name="T95">Canadian Field-Naturalist.</text:span><text:span text:style-name="T88"> 125:200-212.</text:span></text:p>
      <text:p text:style-name="P2"/>
      <text:p text:style-name="P2"><text:span text:style-name="T88">Gasparini C, Pilastro A (2011) Cryptic female preference for genetically unrelated males is mediated by ovarian fluid in the guppy.</text:span><text:span text:style-name="T95"> Proceedings of the Royal Society B</text:span><text:span text:style-name="T88">. 282(1802):2495-2601.</text:span></text:p>
      <text:p text:style-name="P2"/>
      <text:p text:style-name="P2"><text:span text:style-name="T88">Gilbert DA, Packer C, Pusey JC, Stephens JC, O’Brien SJ (1991) Analytical DNA fingerprinting in lions: parentage, genetic diversity, and kinship.</text:span><text:span text:style-name="T95"> Journal of Heredity. </text:span><text:span text:style-name="T88">82:378 – 386.</text:span></text:p>
      <text:p text:style-name="P2"/>
      <text:p text:style-name="P60">Gilson, A., M. Syvanen, K. Levine and J. Banks (1998) Deer gender determination by polymerase chain reaction: validation study and application to tissues, bloodstains, and hair forensic samples from California. California Fish and Game 84:159–169.</text:p>
      <text:p text:style-name="P2"/>
      <text:p text:style-name="P2"><text:span text:style-name="T88">Gray ME, Cameron EZ, Peacock MM, Thain DS, Kirchoff VS (2012) Are low infidelity rates in feral horses due to infanticide? </text:span><text:span text:style-name="T95">Behavioral Ecology and Sociobiology.</text:span><text:span text:style-name="T88"> 66:529-537.</text:span></text:p>
      <text:p text:style-name="P2"/>
      <text:p text:style-name="P2"><text:span text:style-name="T88">Gray ME (2009) An infanticide attempt by a free-roaming feral stallion (Equus caballus). </text:span><text:span text:style-name="T95">Biology Letters</text:span><text:span text:style-name="T88">. 5:23–25.</text:span></text:p>
      <text:p text:style-name="P2"/>
      <text:p text:style-name="P87">Harcourt AH, Harvey PH, Larson SG, Short RV (1981) Testis weight, body weight and breeding system in primates. <text:span text:style-name="T95">Nature</text:span>. 293:55–57.</text:p>
      <text:p text:style-name="P2">Hughes CR (1998) Integrating molecular techniques with field methods in studies of social behavior: a revolution results. <text:span text:style-name="T95">Ecology.</text:span> 79:383–399.</text:p>
      <text:p text:style-name="P2"/>
      <text:p text:style-name="P2">Jennions MD, Petrie M (2000) Why do females mate multiply? A review of the genetic benefits. <text:span text:style-name="T95">Biological Reviews</text:span>. 75:21-64.</text:p>
      <text:p text:style-name="P9"/>
      <text:p text:style-name="P2"><text:span text:style-name="T1">Kalinowski ST, Taper ML, Marshall TC (2007) Revising how the computer program cervus accommodates genotyping error increases success in paternity assignment. </text:span><text:span text:style-name="T38">Molecular Ecology</text:span><text:span text:style-name="T1"> 16: 1099-1106.</text:span></text:p>
      <text:p text:style-name="P2"/>
      <text:p text:style-name="P2">Kaseda Y, Khalil AM (1996) Harem size and reproductive success of stallions in Misaki feral horses. <text:span text:style-name="T95">Applied Animal Behaviour Science</text:span>. 47:163-173.</text:p>
      <text:p text:style-name="P2"/>
      <text:p text:style-name="P2">Keller LF, Arcese P, Smoth JMN, Hochochka WM, Stearns SC (1994) Selection against inbred song sparrows during a natural population bottleneck. Nature. 372:356-357.</text:p>
      <text:p text:style-name="P2"/>
      <text:p text:style-name="P65"><text:span text:style-name="T51">Klingel H. (1975). Social organization and reproduction in equids. </text:span><text:span text:style-name="T53">Journal of Reproduction and Fertility.</text:span><text:span text:style-name="T51"> 23(Suppl.):7-11.</text:span></text:p>
      <text:p text:style-name="P30"/>
      <text:p text:style-name="P84"><text:span text:style-name="T61">Kruschke JK (2011). </text:span><text:span text:style-name="T55">Doing Bayesian Data Analysis</text:span><text:span text:style-name="T61">. Academic Press: Burlington, MA.</text:span></text:p>
      <text:p text:style-name="P4"><text:span text:style-name="T132">Lucas ZL (2012). "Sable Island Horses". The Canadian Encyclopedia. </text:span><text:soft-page-break/><text:a xlink:type="simple" xlink:href="http://www.thecanadianencyclopedia.com/en/article/sable-island-horses/"><text:span text:style-name="Internet_20_link"><text:span text:style-name="T126">http://www.thecanadianencyclopedia.com/en/article/sable-island-horses/</text:span></text:span></text:a><text:span text:style-name="T132"> (Accessed 6 Nov. 2014).</text:span></text:p>
      <text:p text:style-name="P50"/>
      <text:p text:style-name="P2">Lucas ZL, McLoughlin PD, Coltman DW, Barber C (2009) Multiscale Analysis Reveals Restricted Gene Flow and a Linear Gradient in Heterozygosity for an Island Population of Feral Horses.<text:span text:style-name="T95"> Canadian Journal of Zoology</text:span>. 87:310-316.</text:p>
      <text:p text:style-name="P2"/>
      <text:p text:style-name="P2">Lucas ZL, Raeside JR, Betteridge KJ (1991) Non-invasive assessment of the incidences of pregnancy and pregnancy loss in the feral horses of Sable Island. <text:span text:style-name="T95">Journal of Reproduction and Fertility.</text:span> 44(Suppl.): 479-488.</text:p>
      <text:p text:style-name="P2"/>
      <text:p text:style-name="Text_20_body"><text:span text:style-name="T126">Lüpold S, Linz GM, Rivers JW, Westneat DF, Birkhead TR </text:span><text:span text:style-name="T136">(</text:span><text:span text:style-name="Citation"><text:span text:style-name="T136">2009) Sperm competition selects beyond relative testes size in birds. </text:span></text:span><text:span text:style-name="Citation"><text:span text:style-name="T150">Evolution</text:span></text:span><text:span text:style-name="Citation"><text:span text:style-name="T136"> .63:391–402. </text:span></text:span></text:p>
      <text:p text:style-name="Standard"><text:span text:style-name="T126">Madosky JM, Rubenstein DI, Howard JJ, Stuska S (2010) The effects of immunocontraception on harem fidelity in a feral horse (</text:span><text:span text:style-name="Emphasis"><text:span text:style-name="T126">Equus caballus</text:span></text:span><text:span text:style-name="T126">) population. </text:span><text:span text:style-name="T150">Applied Animal Behavioural Science.</text:span><text:span text:style-name="T126"> 128(1-4):50-58</text:span></text:p>
      <text:p text:style-name="P2"/>
      <text:p text:style-name="P2">Miller R (1981) Male aggression, dominance and breedinng behavior in Red Desert feral horses. <text:bookmark text:name="productTitle"/><text:span text:style-name="T95">Zeitschrift für Tierpsychologie</text:span>. 57(3-4):340-351.</text:p>
      <text:p text:style-name="P2"/>
      <text:p text:style-name="P2">McCort WD (1982) Social organization of feral horses. <text:span text:style-name="T95">Journal of Reproduction and Fertility.</text:span> 32(Suppl.): 89-95.</text:p>
      <text:p text:style-name="P2"/>
      <text:p text:style-name="Standard"><text:span text:style-name="T126">Moatt JP, Dytham C, Thom MDF (2014) </text:span><text:bookmark text:name="ti0005"/><text:span text:style-name="T126">Sperm production responds to perceived sperm competition risk in male </text:span><text:span text:style-name="Emphasis"><text:span text:style-name="T126">Drosophila melanogaster. Animal Behaviour.</text:span></text:span><text:span text:style-name="Emphasis"><text:span text:style-name="T136"> 131(28):111-114.</text:span></text:span></text:p>
      <text:p text:style-name="P2"/>
      <text:p text:style-name="Text_20_body"><text:span text:style-name="T126">Parker GA </text:span><text:span text:style-name="T136">(</text:span><text:span text:style-name="Citation"><text:span text:style-name="T136">1970) Sperm competition and its evolutionary consequences in the insects</text:span></text:span><text:span text:style-name="Citation"><text:span text:style-name="T126">. Biological Reviews. </text:span></text:span><text:span text:style-name="Citation"><text:span text:style-name="T136">45:525–567.</text:span></text:span></text:p>
      <text:p text:style-name="P66">Parks Canada (2012). Sable Island National Park Reserve. http://www.pc.gc.ca/eng/pn-np/ns/sable/natcul/visit01.aspx, Accessed October 11, 2014.</text:p>
      <text:p text:style-name="P2"/>
      <text:p text:style-name="P2">Pemberton JM, Albon SD, Guiness FE, Clutton-Brock TH, Dover GA (1992) Behavioral estimates of male mating success tested by DNA fingerprinting in a polygynous mammal. <text:span text:style-name="T95">Behavioral Ecology.</text:span> 3:66–75.</text:p>
      <text:p text:style-name="P2"/>
      <text:p text:style-name="P2">Penzhorn, BL (1984). A long-term study of social organisation and behaviour of cape mountain zebra Equus zebra zebra. <text:span text:style-name="T95">Zeitschrift für Tierpsychologie</text:span>. 64, 97–146.</text:p>
      <text:p text:style-name="P2"/>
      <text:p text:style-name="P2"><text:span text:style-name="T126">Pew J, Muir PH, Wang J, Frasier TR (</text:span><text:span text:style-name="Emphasis"><text:span text:style-name="T126">in press</text:span></text:span><text:span text:style-name="T126">) related: an R package for analyzing pairwise relatedness from codominant molecular markers. </text:span><text:span text:style-name="Emphasis"><text:span text:style-name="T126">Molecular Ecology Resources</text:span></text:span><text:span text:style-name="T126">.</text:span></text:p>
      <text:p text:style-name="P2"/>
      <text:p text:style-name="P2">Plante Y, Vega-Pla JL, Lucas Z, Colling D, De March B, Buchanan F (2007) Genetic Diversity in a </text:p>
      <text:p text:style-name="P2">Feral Horse Population from Sable Island, Canada. <text:span text:style-name="T95">Journal of Heredity</text:span>. 98:594-602.</text:p>
      <text:p text:style-name="P2"/>
      <text:p text:style-name="P2"><text:soft-page-break/>Pluháček J, Bartoš L (2000). Male infanticide in captive plains zebra, <text:span text:style-name="T95">Equus berchelli</text:span>. <text:span text:style-name="T95">Animal Behaviour</text:span>. 59:689–694.<text:bookmark text:name="rstudio_console_output"/><text:span text:style-name="T76">892</text:span></text:p>
      <text:p text:style-name="P2"/>
      <text:p text:style-name="P67"><text:span text:style-name="T77">Powell DM (2008). Female-female competion or male mate choice? Patterns of courtship and breeding behavior among feral horses (Equus caballus) on Assateague Island. </text:span><text:span text:style-name="T79">Journal of Ethology. </text:span><text:span text:style-name="T78">26(1):137-144</text:span></text:p>
      <text:p text:style-name="P2"/>
      <text:p text:style-name="P2">Preston BT, Stevenson IR, Pemberton JM, Coltman DW, Wilson K (2003) Overt and covert competition in a promiscuous mammal: the importance of weaponry and testes size to male reproduc- </text:p>
      <text:p text:style-name="P2">tive success. <text:span text:style-name="T95">Proceedings of the Royal Society of London. Series B, Biological Sciences.</text:span> 270:633–640.</text:p>
      <text:p text:style-name="P2"/>
      <text:p text:style-name="P65"><text:span text:style-name="T51">Province of Nova Scotia (2014) </text:span><text:span text:style-name="T52">Sable Island Horse </text:span><text:span text:style-name="T57">(web</text:span><text:span text:style-name="T51">) Available at: http://nslegislature.ca/index.php/about/symbols/sable_island_horse (Accessed 23 Oct. 2014).</text:span></text:p>
      <text:p text:style-name="P50"/>
      <text:p text:style-name="P2"><text:span text:style-name="T51">Ralls K, Ballou JD, Templeton A (1988) </text:span>Estimates of Lethal Equivalents and the Cost of Inbreeding in </text:p>
      <text:p text:style-name="P2">Mammals. Conservation Biology. 2(2)185-193.</text:p>
      <text:p text:style-name="P50"/>
      <text:p text:style-name="P50">Rousset F (2008) genepop’007: a complete re-implementation of the genepop software for Windows and Linux. Molecular Ecology Resources 8: 103-106.</text:p>
      <text:p text:style-name="P2"/>
      <text:p text:style-name="P2">Rubenstein DI (1981) Behavioral ecology of island feral horses. <text:span text:style-name="T95">Equine Veterinary Journal.</text:span> 13:27–34</text:p>
      <text:p text:style-name="P2"/>
      <text:p text:style-name="P69">Sambrook J, Russell <text:span text:style-name="T157">DW</text:span> (2001) Molecular Cloning: A Laboratory Manual. Cold Spring Harbor Laboratory Press, Cold Spring Harbor, New York.</text:p>
      <text:p text:style-name="P66"/>
      <text:p text:style-name="P66">Rutberg AT, Keiper RR (1993). Proximate causes of natal dispersal in feral ponies:</text:p>
      <text:p text:style-name="P66">some sex differences. <text:span text:style-name="T157">Animal Behavior</text:span>. 46: 969-975</text:p>
      <text:p text:style-name="P2"/>
      <text:p text:style-name="P2">Seutin G, White BN, Bong PT (1991) Preservation of avian blood and tissue samples for DNA analysis. <text:span text:style-name="T95">Canadian Journal of Zoology. </text:span>69:82-90.</text:p>
      <text:p text:style-name="P2"/>
      <text:p text:style-name="P68">Shannon P, Markiel A, Ozier O, Baliga NS, Wang JT, Ramage D, Amin D, Schwikowski B, Ideker T (2003) Cytoscape: a software environment for integrated models of biomolecular interaction networks. <text:span text:style-name="T95">Genome Research</text:span>. 13(11):2498-1504.</text:p>
      <text:p text:style-name="P2"/>
      <text:p text:style-name="P2">Singer FJ, Schoenecker KA (2003) Do ungulates accelerate or decelerate nitrogen cycling? <text:span text:style-name="T95">Forest Ecology and Management. </text:span>181(1-2):189-204.</text:p>
      <text:p text:style-name="P2"/>
      <text:p text:style-name="Standard"><text:span text:style-name="T126">Smith C, Pateman-Jones C, Zeiba G, Przybylski M, Reichard M (2009) Sperm depletion as a consequence of increased sperm competition risk in the European bitterling, </text:span><text:span text:style-name="Emphasis"><text:span text:style-name="T126">Rhodeus amaru. Animal Behavior.</text:span></text:span><text:span text:style-name="Emphasis"><text:span text:style-name="T136"> 77(5):1227-1233.</text:span></text:span></text:p>
      <text:p text:style-name="P2"/>
      <text:p text:style-name="Standard"><text:soft-page-break/><text:span text:style-name="T126">Solensky MJ, Oberhauser KS (2009) Male monarch butterflies, </text:span><text:span text:style-name="Emphasis"><text:span text:style-name="T126">Danaus plexippus</text:span></text:span><text:span text:style-name="T126">, adjust ejaculates in response to intensity of sperm competition. </text:span><text:span text:style-name="T150">Animal Behaviour</text:span><text:span text:style-name="T126">. 77(2):465-472.</text:span></text:p>
      <text:p text:style-name="P2"/>
      <text:p text:style-name="P2">Tregenza T, Wedell N (2002) Polyandrous females avoid costs of i<text:span text:style-name="T87">n</text:span>breeding. Nature. 415(3):71-73.</text:p>
      <text:p text:style-name="P2"/>
      <text:p text:style-name="P5"><text:span text:style-name="T153">Wang J. (2002) An Estimator for Pairwise Relatedness Using Molecular Markers. </text:span><text:span text:style-name="Citation"><text:span text:style-name="T136">160</text:span></text:span><text:span text:style-name="Citation"><text:span text:style-name="T144">(</text:span></text:span><text:span text:style-name="Citation"><text:span text:style-name="T136">3</text:span></text:span><text:span text:style-name="Citation"><text:span text:style-name="T144">):</text:span></text:span><text:span text:style-name="Citation"><text:span text:style-name="T136">1203-1215. </text:span></text:span></text:p>
      <text:p text:style-name="P2"/>
      <text:p text:style-name="P2">Welsh DA (1975) Population, behavioural and grazing ecology of the horses of Sable Island. PhD Thesis, Dalhousie University, Halifax. </text:p>
      <text:p text:style-name="P2"/>
      <text:p text:style-name="P2">Worthington Wilmer J, Allen PJ, Pomeroy PP, Twiss SD, Amos W (1999) Where have all the fathers gone? An extensive micro-satellite analysis of paternity in the grey seal (Halichoerus grypus). </text:p>
      <text:p text:style-name="P51"><text:span text:style-name="T53">Molecular Ecology.</text:span><text:span text:style-name="T51"> 8:1417–1429.</text:span></text:p>
      <text:p text:style-name="P50">Van Schaik, C (2000) Vulnerability to infanticide by males: patterns among mammals. In: Van Schaik C, Janson CH (Eds.), Infanticide by Males and its Implications. Cambridge University Press, Cambridge, pp. 27–72.</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svg:font-family="Courier"/>
    <style:font-face style:name="Helvetica" svg:font-family="Helvetica"/>
    <style:font-face style:name="sans-serif" svg:font-family="sans-serif"/>
    <style:font-face style:name="serif" svg:font-family="serif"/>
    <style:font-face style:name="FreeSans2" svg:font-family="FreeSans" style:font-family-generic="swiss"/>
    <style:font-face style:name="Ubuntu" svg:font-family="Ubuntu" style:font-family-generic="swiss"/>
    <style:font-face style:name="FreeSans1" svg:font-family="FreeSans" style:font-pitch="variable"/>
    <style:font-face style:name="Helvetica1" svg:font-family="Helvetica" style:font-pitch="variable"/>
    <style:font-face style:name="Liberation Serif2"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CA" style:letter-kerning="true" style:font-name-asian="Droid Sans"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en" fo:country="CA" style:font-name-asian="Droid Sans" style:font-family-asian="'Droid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2"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style:font-name="Liberation Serif1" fo:font-family="'Liberation Serif'" style:font-family-generic="swiss"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mment_20_Reference" style:display-name="Comment Reference" style:family="text">
      <style:text-properties fo:font-size="8pt" style:font-size-asian="8pt"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3.799cm" fo:margin-right="2.499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394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footer-first>
        <text:p text:style-name="MP1"><text:page-number text:select-page="current">2</text:page-number></text:p>
      </style:footer-first>
    </style:master-page>
    <style:master-page style:name="First_20_Page" style:display-name="First Page" style:page-layout-name="Mpm2" style:next-style-name="Standard"/>
    <style:master-page style:name="Converted1" style:page-layout-name="Mpm1">
      <style:footer>
        <text:p text:style-name="MP1"><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6T17:23:10</meta:creation-date>
    <dc:language>en-CA</dc:language>
    <meta:print-date>2014-11-07T09:27:38</meta:print-date>
    <dc:date>2015-03-14T16:24:10.903457010</dc:date>
    <meta:editing-cycles>65</meta:editing-cycles>
    <meta:editing-duration>P32DT15H1M13S</meta:editing-duration>
    <meta:generator>LibreOffice/4.2.7.2$Linux_X86_64 LibreOffice_project/420m0$Build-2</meta:generator>
    <meta:document-statistic meta:table-count="0" meta:image-count="0" meta:object-count="0" meta:page-count="35" meta:paragraph-count="188" meta:word-count="8102" meta:character-count="52820" meta:non-whitespace-character-count="44803"/>
  </office:meta>
</office:document-meta>
</file>